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862in"/>
    </style:style>
    <style:style style:name="co2" style:family="table-column">
      <style:table-column-properties fo:break-before="auto" style:column-width="0.3311in"/>
    </style:style>
    <style:style style:name="co3" style:family="table-column">
      <style:table-column-properties fo:break-before="auto" style:column-width="5.0161in"/>
    </style:style>
    <style:style style:name="co4" style:family="table-column">
      <style:table-column-properties fo:break-before="auto" style:column-width="3.7146in"/>
    </style:style>
    <style:style style:name="co5" style:family="table-column">
      <style:table-column-properties fo:break-before="auto" style:column-width="1.7417in"/>
    </style:style>
    <style:style style:name="co6" style:family="table-column">
      <style:table-column-properties fo:break-before="auto" style:column-width="1.9957in"/>
    </style:style>
    <style:style style:name="co7" style:family="table-column">
      <style:table-column-properties fo:break-before="auto" style:column-width="8.2571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0.452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0.6945in"/>
    </style:style>
    <style:style style:name="co14" style:family="table-column">
      <style:table-column-properties fo:break-before="auto" style:column-width="0.728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366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oscop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21.9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sco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32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>
            <text:p>Number of boards = </text:p>
          </table:table-cell>
          <table:table-cell table:style-name="ce5" office:value-type="float" office:value="100" calcext:value-type="float">
            <text:p>100</text:p>
          </table:table-cell>
          <table:table-cell table:style-name="ce4" office:value-type="string" calcext:value-type="string">
            <text:p>Parts cost / board =</text:p>
          </table:table-cell>
          <table:table-cell table:style-name="ce9" table:formula="of:=SUM([.AD3:.AD41])" office:value-type="float" office:value="28.34242" calcext:value-type="float">
            <text:p>$28.34</text:p>
          </table:table-cell>
          <table:table-cell table:style-name="ce1" table:number-columns-repeated="18"/>
          <table:table-cell table:style-name="ce18" table:formula="of:=IF(AND([.X1]&gt;=[.E1];OR([.G1]=&quot;&quot;;[.X1]&lt;[.G1]));[.F1];IF(AND([.X1]&gt;=[.G1];OR([.I1]=&quot;&quot;;[.X1]&lt;[.I1]));[.H1];IF(AND([.X1]&gt;=[.I1];OR([.K1]=&quot;&quot;;[.X1]&lt;[.K1]));[.J1];IF(AND([.X1]&gt;=[.K1];OR([.M1]=&quot;&quot;;[.X1]&lt;[.M1]));[.L1];IF(AND([.X1]&gt;=[.M1];OR([.O1]=&quot;&quot;;[.X1]&lt;[.O1]));[.N1];IF(AND([.X1]&gt;=[.O1];OR([.Q1]=&quot;&quot;;[.X1]&lt;[.Q1]));[.P1];IF(AND([.X1]&gt;=[.Q1];OR([.S1]=&quot;&quot;;[.X1]&lt;[.S1]));[.R1];IF(AND([.X1]&gt;=[.S1];OR([.U1]=&quot;&quot;;[.X1]&lt;[.U1]));[.T1];[.V1]))))))))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32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Item Description</text:p>
          </table:table-cell>
          <table:table-cell table:style-name="ce1" office:value-type="string" calcext:value-type="string">
            <text:p>Manfacurer #</text:p>
          </table:table-cell>
          <table:table-cell table:style-name="ce1" office:value-type="string" calcext:value-type="string">
            <text:p>Digikey # (Cut Tape)</text:p>
          </table:table-cell>
          <table:table-cell table:style-name="ce1" office:value-type="string" calcext:value-type="string">
            <text:p>Digikey Product Pag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 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Breakpoi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 / Board</text:p>
          </table:table-cell>
          <table:table-cell table:style-name="ce1" office:value-type="string" calcext:value-type="string">
            <text:p>Total 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Cost / Board</text:p>
          </table:table-cell>
          <table:table-cell table:style-name="ce1" table:number-columns-repeated="2"/>
          <table:table-cell table:number-columns-repeated="3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, C7, C8</text:p>
          </table:table-cell>
          <table:table-cell table:style-name="ce6" office:value-type="string" calcext:value-type="string">
            <text:p>0805, ±10%, X5R, 25-V, 10-µF ceramic capacitor</text:p>
          </table:table-cell>
          <table:table-cell table:style-name="ce6" office:value-type="string" calcext:value-type="string">
            <text:p>CC0805KKX5R8BB106</text:p>
          </table:table-cell>
          <table:table-cell table:style-name="ce6" office:value-type="string" calcext:value-type="string">
            <text:p>311-1869-1-ND</text:p>
          </table:table-cell>
          <table:table-cell table:style-name="ce10" office:value-type="string" calcext:value-type="string">
            <text:p><text:a xlink:href="https://www.digikey.com/product-detail/en/yageo/CC0805KKX5R8BB106/311-1869-1-ND/5195771" xlink:type="simple">https://www.digikey.com/product-detail/en/yageo/CC0805KKX5R8BB106/311-1869-1-ND/5195771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5" calcext:value-type="float">
            <text:p>$0.5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0.351" calcext:value-type="float">
            <text:p>$0.35</text:p>
          </table:table-cell>
          <table:table-cell table:style-name="ce13" office:value-type="float" office:value="100" calcext:value-type="float">
            <text:p>100</text:p>
          </table:table-cell>
          <table:table-cell table:style-name="ce14" office:value-type="float" office:value="0.2308" calcext:value-type="float">
            <text:p>$0.23</text:p>
          </table:table-cell>
          <table:table-cell table:style-name="ce13" office:value-type="float" office:value="500" calcext:value-type="float">
            <text:p>500</text:p>
          </table:table-cell>
          <table:table-cell table:style-name="ce14" office:value-type="float" office:value="0.17098" calcext:value-type="float">
            <text:p>$0.17</text:p>
          </table:table-cell>
          <table:table-cell table:style-name="ce13" office:value-type="float" office:value="1000" calcext:value-type="float">
            <text:p>1000</text:p>
          </table:table-cell>
          <table:table-cell table:style-name="ce14" office:value-type="float" office:value="0.14534" calcext:value-type="float">
            <text:p>$0.15</text:p>
          </table:table-cell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]" office:value-type="float" office:value="3" calcext:value-type="float">
            <text:p>3</text:p>
          </table:table-cell>
          <table:table-cell table:style-name="ce18" table:formula="of:=[.$D$1]*[.Z3]" office:value-type="float" office:value="300" calcext:value-type="float">
            <text:p>300</text:p>
          </table:table-cell>
          <table:table-cell table:style-name="ce20" table:formula="of:=IF(AND([.AA3]&gt;=[.H3];OR([.J3]=&quot;&quot;;[.AA3]&lt;[.J3]));[.I3];IF(AND([.AA3]&gt;=[.J3];OR([.L3]=&quot;&quot;;[.AA3]&lt;[.L3]));[.K3];IF(AND([.AA3]&gt;=[.L3];OR([.N3]=&quot;&quot;;[.AA3]&lt;[.N3]));[.M3];IF(AND([.AA3]&gt;=[.N3];OR([.P3]=&quot;&quot;;[.AA3]&lt;[.P3]));[.O3];IF(AND([.AA3]&gt;=[.P3];OR([.R3]=&quot;&quot;;[.AA3]&lt;[.R3]));[.Q3];IF(AND([.AA3]&gt;=[.R3];OR([.T3]=&quot;&quot;;[.AA3]&lt;[.T3]));[.S3];IF(AND([.AA3]&gt;=[.T3];OR([.V3]=&quot;&quot;;[.AA3]&lt;[.V3]));[.U3];IF(AND([.AA3]&gt;=[.V3];OR([.X3]=&quot;&quot;;[.AA3]&lt;[.X3]));[.W3];[.Y3]))))))))" office:value-type="float" office:value="0.2308" calcext:value-type="float">
            <text:p>$0.23</text:p>
          </table:table-cell>
          <table:table-cell table:style-name="ce20" table:formula="of:=[.AA3]*[.AB3]" office:value-type="float" office:value="69.24" calcext:value-type="float">
            <text:p>$69.24</text:p>
          </table:table-cell>
          <table:table-cell table:style-name="ce20" table:formula="of:=[.AC3]/[.$D$1]" office:value-type="float" office:value="0.6924" calcext:value-type="float">
            <text:p>$0.69</text:p>
          </table:table-cell>
          <table:table-cell table:number-columns-repeated="3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2, C3, C4, C5, C6, C9, C27, C28, C29, C30, C31, C34, C36, C37, C39, C40</text:p>
          </table:table-cell>
          <table:table-cell table:style-name="ce6" office:value-type="string" calcext:value-type="string">
            <text:p>0603, ±10%, X7R, 50-V, 0.1-µF ceramic capacitor</text:p>
          </table:table-cell>
          <table:table-cell table:style-name="ce6" office:value-type="string" calcext:value-type="string">
            <text:p>CL10B104JB8NNNC</text:p>
          </table:table-cell>
          <table:table-cell table:style-name="ce6" office:value-type="string" calcext:value-type="string">
            <text:p>1276-1033-1-ND</text:p>
          </table:table-cell>
          <table:table-cell table:style-name="ce10" office:value-type="string" calcext:value-type="string">
            <text:p><text:a xlink:href="https://www.digikey.com/product-detail/en/samsung-electro-mechanics/CL10B104JB8NNNC/1276-1033-1-ND/3889119" xlink:type="simple">https://www.digikey.com/product-detail/en/samsung-electro-mechanics/CL10B104JB8NNNC/1276-1033-1-ND/3889119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0.048" calcext:value-type="float">
            <text:p>$0.05</text:p>
          </table:table-cell>
          <table:table-cell table:style-name="ce13" office:value-type="float" office:value="100" calcext:value-type="float">
            <text:p>100</text:p>
          </table:table-cell>
          <table:table-cell table:style-name="ce14" office:value-type="float" office:value="0.0216" calcext:value-type="float">
            <text:p>$0.02</text:p>
          </table:table-cell>
          <table:table-cell table:style-name="ce13" office:value-type="float" office:value="500" calcext:value-type="float">
            <text:p>500</text:p>
          </table:table-cell>
          <table:table-cell table:style-name="ce14" office:value-type="float" office:value="0.0154" calcext:value-type="float">
            <text:p>$0.02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121" calcext:value-type="float">
            <text:p>$0.01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4]" office:value-type="float" office:value="16" calcext:value-type="float">
            <text:p>16</text:p>
          </table:table-cell>
          <table:table-cell table:style-name="ce18" table:formula="of:=[.$D$1]*[.Z4]" office:value-type="float" office:value="1600" calcext:value-type="float">
            <text:p>1600</text:p>
          </table:table-cell>
          <table:table-cell table:style-name="ce20" table:formula="of:=IF(AND([.AA4]&gt;=[.H4];OR([.J4]=&quot;&quot;;[.AA4]&lt;[.J4]));[.I4];IF(AND([.AA4]&gt;=[.J4];OR([.L4]=&quot;&quot;;[.AA4]&lt;[.L4]));[.K4];IF(AND([.AA4]&gt;=[.L4];OR([.N4]=&quot;&quot;;[.AA4]&lt;[.N4]));[.M4];IF(AND([.AA4]&gt;=[.N4];OR([.P4]=&quot;&quot;;[.AA4]&lt;[.P4]));[.O4];IF(AND([.AA4]&gt;=[.P4];OR([.R4]=&quot;&quot;;[.AA4]&lt;[.R4]));[.Q4];IF(AND([.AA4]&gt;=[.R4];OR([.T4]=&quot;&quot;;[.AA4]&lt;[.T4]));[.S4];IF(AND([.AA4]&gt;=[.T4];OR([.V4]=&quot;&quot;;[.AA4]&lt;[.V4]));[.U4];IF(AND([.AA4]&gt;=[.V4];OR([.X4]=&quot;&quot;;[.AA4]&lt;[.X4]));[.W4];[.Y4]))))))))" office:value-type="float" office:value="0.0121" calcext:value-type="float">
            <text:p>$0.01</text:p>
          </table:table-cell>
          <table:table-cell table:style-name="ce20" table:formula="of:=[.AA4]*[.AB4]" office:value-type="float" office:value="19.36" calcext:value-type="float">
            <text:p>$19.36</text:p>
          </table:table-cell>
          <table:table-cell table:style-name="ce20" table:formula="of:=[.AC4]/[.$D$1]" office:value-type="float" office:value="0.1936" calcext:value-type="float">
            <text:p>$0.19</text:p>
          </table:table-cell>
          <table:table-cell table:number-columns-repeated="3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10, C19, C20, C21, C22</text:p>
          </table:table-cell>
          <table:table-cell table:style-name="ce6" office:value-type="string" calcext:value-type="string">
            <text:p>0603, ±1%, NP0, 50-V, 100-pF ceramic capacitor</text:p>
          </table:table-cell>
          <table:table-cell table:style-name="ce6" office:value-type="string" calcext:value-type="string">
            <text:p>06035A101FAT2A</text:p>
          </table:table-cell>
          <table:table-cell table:style-name="ce6" office:value-type="string" calcext:value-type="string">
            <text:p>478-6202-1-ND</text:p>
          </table:table-cell>
          <table:table-cell table:style-name="ce11" office:value-type="string" calcext:value-type="string">
            <text:p><text:a xlink:href="https://www.digikey.com/product-detail/en/avx-corporation/06035A101FAT2A/478-6202-1-ND/2391401" xlink:type="simple">https://www.digikey.com/product-detail/en/avx-corporation/06035A101FAT2A/478-6202-1-ND/2391401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21" calcext:value-type="float">
            <text:p>$0.21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0.141" calcext:value-type="float">
            <text:p>$0.14</text:p>
          </table:table-cell>
          <table:table-cell table:style-name="ce13" office:value-type="float" office:value="100" calcext:value-type="float">
            <text:p>100</text:p>
          </table:table-cell>
          <table:table-cell table:style-name="ce14" office:value-type="float" office:value="0.0716" calcext:value-type="float">
            <text:p>$0.07</text:p>
          </table:table-cell>
          <table:table-cell table:style-name="ce13" office:value-type="float" office:value="500" calcext:value-type="float">
            <text:p>500</text:p>
          </table:table-cell>
          <table:table-cell table:style-name="ce14" office:value-type="float" office:value="0.04902" calcext:value-type="float">
            <text:p>$0.05</text:p>
          </table:table-cell>
          <table:table-cell table:style-name="ce13" office:value-type="float" office:value="1000" calcext:value-type="float">
            <text:p>1000</text:p>
          </table:table-cell>
          <table:table-cell table:style-name="ce14" office:value-type="float" office:value="0.04336" calcext:value-type="float">
            <text:p>$0.04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5]" office:value-type="float" office:value="5" calcext:value-type="float">
            <text:p>5</text:p>
          </table:table-cell>
          <table:table-cell table:style-name="ce18" table:formula="of:=[.$D$1]*[.Z5]" office:value-type="float" office:value="500" calcext:value-type="float">
            <text:p>500</text:p>
          </table:table-cell>
          <table:table-cell table:style-name="ce20" table:formula="of:=IF(AND([.AA5]&gt;=[.H5];OR([.J5]=&quot;&quot;;[.AA5]&lt;[.J5]));[.I5];IF(AND([.AA5]&gt;=[.J5];OR([.L5]=&quot;&quot;;[.AA5]&lt;[.L5]));[.K5];IF(AND([.AA5]&gt;=[.L5];OR([.N5]=&quot;&quot;;[.AA5]&lt;[.N5]));[.M5];IF(AND([.AA5]&gt;=[.N5];OR([.P5]=&quot;&quot;;[.AA5]&lt;[.P5]));[.O5];IF(AND([.AA5]&gt;=[.P5];OR([.R5]=&quot;&quot;;[.AA5]&lt;[.R5]));[.Q5];IF(AND([.AA5]&gt;=[.R5];OR([.T5]=&quot;&quot;;[.AA5]&lt;[.T5]));[.S5];IF(AND([.AA5]&gt;=[.T5];OR([.V5]=&quot;&quot;;[.AA5]&lt;[.V5]));[.U5];IF(AND([.AA5]&gt;=[.V5];OR([.X5]=&quot;&quot;;[.AA5]&lt;[.X5]));[.W5];[.Y5]))))))))" office:value-type="float" office:value="0.04902" calcext:value-type="float">
            <text:p>$0.05</text:p>
          </table:table-cell>
          <table:table-cell table:style-name="ce20" table:formula="of:=[.AA5]*[.AB5]" office:value-type="float" office:value="24.51" calcext:value-type="float">
            <text:p>$24.51</text:p>
          </table:table-cell>
          <table:table-cell table:style-name="ce20" table:formula="of:=[.AC5]/[.$D$1]" office:value-type="float" office:value="0.2451" calcext:value-type="float">
            <text:p>$0.25</text:p>
          </table:table-cell>
          <table:table-cell table:number-columns-repeated="34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1, C12, C13, C14</text:p>
          </table:table-cell>
          <table:table-cell table:style-name="ce6" office:value-type="string" calcext:value-type="string">
            <text:p>0603, ±1%, NP0, 250-V, 15-pF ceramic capacitor</text:p>
          </table:table-cell>
          <table:table-cell table:style-name="ce6" office:value-type="string" calcext:value-type="string">
            <text:p>CBR06C150FAGAC</text:p>
          </table:table-cell>
          <table:table-cell table:style-name="ce6" office:value-type="string" calcext:value-type="string">
            <text:p>399-8784-1-ND</text:p>
          </table:table-cell>
          <table:table-cell table:style-name="ce10" office:value-type="string" calcext:value-type="string">
            <text:p><text:a xlink:href="http://www.digikey.com/product-detail/en/kemet/CBR06C150FAGAC/399-8784-1-ND/3479731" xlink:type="simple">http://www.digikey.com/product-detail/en/kemet/CBR06C150FAGAC/399-8784-1-ND/3479731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85" calcext:value-type="float">
            <text:p>$0.85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625" calcext:value-type="float">
            <text:p>$0.63</text:p>
          </table:table-cell>
          <table:table-cell table:style-name="ce13" office:value-type="float" office:value="100" calcext:value-type="float">
            <text:p>100</text:p>
          </table:table-cell>
          <table:table-cell table:style-name="ce14" office:value-type="float" office:value="0.4284" calcext:value-type="float">
            <text:p>$0.43</text:p>
          </table:table-cell>
          <table:table-cell table:style-name="ce13" office:value-type="float" office:value="500" calcext:value-type="float">
            <text:p>500</text:p>
          </table:table-cell>
          <table:table-cell table:style-name="ce14" office:value-type="float" office:value="0.33914" calcext:value-type="float">
            <text:p>$0.34</text:p>
          </table:table-cell>
          <table:table-cell table:style-name="ce13" office:value-type="float" office:value="1000" calcext:value-type="float">
            <text:p>1000</text:p>
          </table:table-cell>
          <table:table-cell table:style-name="ce14" office:value-type="float" office:value="0.2856" calcext:value-type="float">
            <text:p>$0.29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6]" office:value-type="float" office:value="4" calcext:value-type="float">
            <text:p>4</text:p>
          </table:table-cell>
          <table:table-cell table:style-name="ce18" table:formula="of:=[.$D$1]*[.Z6]" office:value-type="float" office:value="400" calcext:value-type="float">
            <text:p>400</text:p>
          </table:table-cell>
          <table:table-cell table:style-name="ce20" table:formula="of:=IF(AND([.AA6]&gt;=[.H6];OR([.J6]=&quot;&quot;;[.AA6]&lt;[.J6]));[.I6];IF(AND([.AA6]&gt;=[.J6];OR([.L6]=&quot;&quot;;[.AA6]&lt;[.L6]));[.K6];IF(AND([.AA6]&gt;=[.L6];OR([.N6]=&quot;&quot;;[.AA6]&lt;[.N6]));[.M6];IF(AND([.AA6]&gt;=[.N6];OR([.P6]=&quot;&quot;;[.AA6]&lt;[.P6]));[.O6];IF(AND([.AA6]&gt;=[.P6];OR([.R6]=&quot;&quot;;[.AA6]&lt;[.R6]));[.Q6];IF(AND([.AA6]&gt;=[.R6];OR([.T6]=&quot;&quot;;[.AA6]&lt;[.T6]));[.S6];IF(AND([.AA6]&gt;=[.T6];OR([.V6]=&quot;&quot;;[.AA6]&lt;[.V6]));[.U6];IF(AND([.AA6]&gt;=[.V6];OR([.X6]=&quot;&quot;;[.AA6]&lt;[.X6]));[.W6];[.Y6]))))))))" office:value-type="float" office:value="0.4284" calcext:value-type="float">
            <text:p>$0.43</text:p>
          </table:table-cell>
          <table:table-cell table:style-name="ce20" table:formula="of:=[.AA6]*[.AB6]" office:value-type="float" office:value="171.36" calcext:value-type="float">
            <text:p>$171.36</text:p>
          </table:table-cell>
          <table:table-cell table:style-name="ce20" table:formula="of:=[.AC6]/[.$D$1]" office:value-type="float" office:value="1.7136" calcext:value-type="float">
            <text:p>$1.71</text:p>
          </table:table-cell>
          <table:table-cell table:number-columns-repeated="3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5, C16, C17, C18</text:p>
          </table:table-cell>
          <table:table-cell table:style-name="ce6" office:value-type="string" calcext:value-type="string">
            <text:p>0603, ±1%, NP0, 50-V, 1-nF ceramic capacitor</text:p>
          </table:table-cell>
          <table:table-cell table:style-name="ce6" office:value-type="string" calcext:value-type="string">
            <text:p>GRM1885C1H102FA01D</text:p>
          </table:table-cell>
          <table:table-cell table:style-name="ce6" office:value-type="string" calcext:value-type="string">
            <text:p>490-6376-1-ND</text:p>
          </table:table-cell>
          <table:table-cell table:style-name="ce10" office:value-type="string" calcext:value-type="string">
            <text:p><text:a xlink:href="http://www.digikey.com/product-detail/en/murata-electronics-north-america/GRM1885C1H102FA01D/490-6376-1-ND/3845573" xlink:type="simple">http://www.digikey.com/product-detail/en/murata-electronics-north-america/GRM1885C1H102FA01D/490-6376-1-ND/3845573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21" calcext:value-type="float">
            <text:p>$0.21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146" calcext:value-type="float">
            <text:p>$0.15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688" calcext:value-type="float">
            <text:p>$0.07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0.04824" calcext:value-type="float">
            <text:p>$0.05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3994" calcext:value-type="float">
            <text:p>$0.04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7]" office:value-type="float" office:value="4" calcext:value-type="float">
            <text:p>4</text:p>
          </table:table-cell>
          <table:table-cell table:style-name="ce18" table:formula="of:=[.$D$1]*[.Z7]" office:value-type="float" office:value="400" calcext:value-type="float">
            <text:p>400</text:p>
          </table:table-cell>
          <table:table-cell table:style-name="ce20" table:formula="of:=IF(AND([.AA7]&gt;=[.H7];OR([.J7]=&quot;&quot;;[.AA7]&lt;[.J7]));[.I7];IF(AND([.AA7]&gt;=[.J7];OR([.L7]=&quot;&quot;;[.AA7]&lt;[.L7]));[.K7];IF(AND([.AA7]&gt;=[.L7];OR([.N7]=&quot;&quot;;[.AA7]&lt;[.N7]));[.M7];IF(AND([.AA7]&gt;=[.N7];OR([.P7]=&quot;&quot;;[.AA7]&lt;[.P7]));[.O7];IF(AND([.AA7]&gt;=[.P7];OR([.R7]=&quot;&quot;;[.AA7]&lt;[.R7]));[.Q7];IF(AND([.AA7]&gt;=[.R7];OR([.T7]=&quot;&quot;;[.AA7]&lt;[.T7]));[.S7];IF(AND([.AA7]&gt;=[.T7];OR([.V7]=&quot;&quot;;[.AA7]&lt;[.V7]));[.U7];IF(AND([.AA7]&gt;=[.V7];OR([.X7]=&quot;&quot;;[.AA7]&lt;[.X7]));[.W7];[.Y7]))))))))" office:value-type="float" office:value="0.0688" calcext:value-type="float">
            <text:p>$0.07</text:p>
          </table:table-cell>
          <table:table-cell table:style-name="ce20" table:formula="of:=[.AA7]*[.AB7]" office:value-type="float" office:value="27.52" calcext:value-type="float">
            <text:p>$27.52</text:p>
          </table:table-cell>
          <table:table-cell table:style-name="ce20" table:formula="of:=[.AC7]/[.$D$1]" office:value-type="float" office:value="0.2752" calcext:value-type="float">
            <text:p>$0.28</text:p>
          </table:table-cell>
          <table:table-cell table:number-columns-repeated="3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3, C24, C25, C26</text:p>
          </table:table-cell>
          <table:table-cell table:style-name="ce6" office:value-type="string" calcext:value-type="string">
            <text:p>SGC3S300NM 8.0 - 30-pF, 500-V trimmer capacitor</text:p>
          </table:table-cell>
          <table:table-cell table:style-name="ce6" office:value-type="string" calcext:value-type="string">
            <text:p>SGC3S300NM</text:p>
          </table:table-cell>
          <table:table-cell table:style-name="ce6" office:value-type="string" calcext:value-type="string">
            <text:p>2447-SGC3S300NMCT-ND</text:p>
          </table:table-cell>
          <table:table-cell table:style-name="ce10" office:value-type="string" calcext:value-type="string">
            <text:p><text:a xlink:href="https://www.digikey.com/product-detail/en/ew-electronics/SGC3S300NM/2447-SGC3S300NMCT-ND/11689325" xlink:type="simple">https://www.digikey.com/product-detail/en/ew-electronics/SGC3S300NM/2447-SGC3S300NMCT-ND/11689325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96" calcext:value-type="float">
            <text:p>$0.96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0.842" calcext:value-type="float">
            <text:p>$0.84</text:p>
          </table:table-cell>
          <table:table-cell table:style-name="ce6" office:value-type="float" office:value="25" calcext:value-type="float">
            <text:p>25</text:p>
          </table:table-cell>
          <table:table-cell table:style-name="ce15" office:value-type="float" office:value="0.792" calcext:value-type="float">
            <text:p>$0.79</text:p>
          </table:table-cell>
          <table:table-cell table:style-name="ce6" office:value-type="float" office:value="50" calcext:value-type="float">
            <text:p>50</text:p>
          </table:table-cell>
          <table:table-cell table:style-name="ce15" office:value-type="float" office:value="0.759" calcext:value-type="float">
            <text:p>$0.76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0.726" calcext:value-type="float">
            <text:p>$0.73</text:p>
          </table:table-cell>
          <table:table-cell table:style-name="ce6" office:value-type="float" office:value="250" calcext:value-type="float">
            <text:p>250</text:p>
          </table:table-cell>
          <table:table-cell table:style-name="ce16" office:value-type="float" office:value="0.66" calcext:value-type="float">
            <text:p>$0.66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0.594" calcext:value-type="float">
            <text:p>$0.59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8]" office:value-type="float" office:value="4" calcext:value-type="float">
            <text:p>4</text:p>
          </table:table-cell>
          <table:table-cell table:style-name="ce18" table:formula="of:=[.$D$1]*[.Z8]" office:value-type="float" office:value="400" calcext:value-type="float">
            <text:p>400</text:p>
          </table:table-cell>
          <table:table-cell table:style-name="ce20" table:formula="of:=IF(AND([.AA8]&gt;=[.H8];OR([.J8]=&quot;&quot;;[.AA8]&lt;[.J8]));[.I8];IF(AND([.AA8]&gt;=[.J8];OR([.L8]=&quot;&quot;;[.AA8]&lt;[.L8]));[.K8];IF(AND([.AA8]&gt;=[.L8];OR([.N8]=&quot;&quot;;[.AA8]&lt;[.N8]));[.M8];IF(AND([.AA8]&gt;=[.N8];OR([.P8]=&quot;&quot;;[.AA8]&lt;[.P8]));[.O8];IF(AND([.AA8]&gt;=[.P8];OR([.R8]=&quot;&quot;;[.AA8]&lt;[.R8]));[.Q8];IF(AND([.AA8]&gt;=[.R8];OR([.T8]=&quot;&quot;;[.AA8]&lt;[.T8]));[.S8];IF(AND([.AA8]&gt;=[.T8];OR([.V8]=&quot;&quot;;[.AA8]&lt;[.V8]));[.U8];IF(AND([.AA8]&gt;=[.V8];OR([.X8]=&quot;&quot;;[.AA8]&lt;[.X8]));[.W8];[.Y8]))))))))" office:value-type="float" office:value="0.66" calcext:value-type="float">
            <text:p>$0.66</text:p>
          </table:table-cell>
          <table:table-cell table:style-name="ce20" table:formula="of:=[.AA8]*[.AB8]" office:value-type="float" office:value="264" calcext:value-type="float">
            <text:p>$264.00</text:p>
          </table:table-cell>
          <table:table-cell table:style-name="ce20" table:formula="of:=[.AC8]/[.$D$1]" office:value-type="float" office:value="2.64" calcext:value-type="float">
            <text:p>$2.64</text:p>
          </table:table-cell>
          <table:table-cell table:number-columns-repeated="3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5</text:p>
          </table:table-cell>
          <table:table-cell table:style-name="ce6" office:value-type="string" calcext:value-type="string">
            <text:p>0603, ±5%, X7R, 50-V, 10-nF ceramic capacitor</text:p>
          </table:table-cell>
          <table:table-cell table:style-name="ce6" office:value-type="string" calcext:value-type="string">
            <text:p>C0603C103J5RACTU</text:p>
          </table:table-cell>
          <table:table-cell table:style-name="ce6" office:value-type="string" calcext:value-type="string">
            <text:p>399-1092-1-ND</text:p>
          </table:table-cell>
          <table:table-cell table:style-name="ce10" office:value-type="string" calcext:value-type="string">
            <text:p><text:a xlink:href="https://www.digikey.com/product-search/en?keywords=399-1092-1-ND" xlink:type="simple">https://www.digikey.com/product-search/en?keywords=399-1092-1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53" calcext:value-type="float">
            <text:p>$0.05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236" calcext:value-type="float">
            <text:p>$0.02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0.01682" calcext:value-type="float">
            <text:p>$0.02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1322" calcext:value-type="float">
            <text:p>$0.01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9]" office:value-type="float" office:value="1" calcext:value-type="float">
            <text:p>1</text:p>
          </table:table-cell>
          <table:table-cell table:style-name="ce18" table:formula="of:=[.$D$1]*[.Z9]" office:value-type="float" office:value="100" calcext:value-type="float">
            <text:p>100</text:p>
          </table:table-cell>
          <table:table-cell table:style-name="ce20" table:formula="of:=IF(AND([.AA9]&gt;=[.H9];OR([.J9]=&quot;&quot;;[.AA9]&lt;[.J9]));[.I9];IF(AND([.AA9]&gt;=[.J9];OR([.L9]=&quot;&quot;;[.AA9]&lt;[.L9]));[.K9];IF(AND([.AA9]&gt;=[.L9];OR([.N9]=&quot;&quot;;[.AA9]&lt;[.N9]));[.M9];IF(AND([.AA9]&gt;=[.N9];OR([.P9]=&quot;&quot;;[.AA9]&lt;[.P9]));[.O9];IF(AND([.AA9]&gt;=[.P9];OR([.R9]=&quot;&quot;;[.AA9]&lt;[.R9]));[.Q9];IF(AND([.AA9]&gt;=[.R9];OR([.T9]=&quot;&quot;;[.AA9]&lt;[.T9]));[.S9];IF(AND([.AA9]&gt;=[.T9];OR([.V9]=&quot;&quot;;[.AA9]&lt;[.V9]));[.U9];IF(AND([.AA9]&gt;=[.V9];OR([.X9]=&quot;&quot;;[.AA9]&lt;[.X9]));[.W9];[.Y9]))))))))" office:value-type="float" office:value="0.0236" calcext:value-type="float">
            <text:p>$0.02</text:p>
          </table:table-cell>
          <table:table-cell table:style-name="ce20" table:formula="of:=[.AA9]*[.AB9]" office:value-type="float" office:value="2.36" calcext:value-type="float">
            <text:p>$2.36</text:p>
          </table:table-cell>
          <table:table-cell table:style-name="ce20" table:formula="of:=[.AC9]/[.$D$1]" office:value-type="float" office:value="0.0236" calcext:value-type="float">
            <text:p>$0.02</text:p>
          </table:table-cell>
          <table:table-cell table:number-columns-repeated="3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8</text:p>
          </table:table-cell>
          <table:table-cell table:style-name="ce6" office:value-type="string" calcext:value-type="string">
            <text:p>0603, X7R, 25-V, 1-µF capacitor</text:p>
          </table:table-cell>
          <table:table-cell table:style-name="ce6" office:value-type="string" calcext:value-type="string">
            <text:p>CL10B105KA8NNNC</text:p>
          </table:table-cell>
          <table:table-cell table:style-name="ce6" office:value-type="string" calcext:value-type="string">
            <text:p>1276-1184-1-ND</text:p>
          </table:table-cell>
          <table:table-cell table:style-name="ce10" office:value-type="string" calcext:value-type="string">
            <text:p><text:a xlink:href="https://www.digikey.com/product-detail/en/samsung-electro-mechanics/CL10B105KA8NNNC/1276-1184-1-ND/3889270" xlink:type="simple">https://www.digikey.com/product-detail/en/samsung-electro-mechanics/CL10B105KA8NNNC/1276-1184-1-ND/3889270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$0.10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0.054" calcext:value-type="float">
            <text:p>$0.05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0.0242" calcext:value-type="float">
            <text:p>$0.02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0.01728" calcext:value-type="float">
            <text:p>$0.02</text:p>
          </table:table-cell>
          <table:table-cell table:style-name="ce6" office:value-type="float" office:value="1000" calcext:value-type="float">
            <text:p>1000</text:p>
          </table:table-cell>
          <table:table-cell table:style-name="ce16" office:value-type="float" office:value="0.01358" calcext:value-type="float">
            <text:p>$0.01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10]" office:value-type="float" office:value="1" calcext:value-type="float">
            <text:p>1</text:p>
          </table:table-cell>
          <table:table-cell table:style-name="ce18" table:formula="of:=[.$D$1]*[.Z10]" office:value-type="float" office:value="100" calcext:value-type="float">
            <text:p>100</text:p>
          </table:table-cell>
          <table:table-cell table:style-name="ce20" table:formula="of:=IF(AND([.AA10]&gt;=[.H10];OR([.J10]=&quot;&quot;;[.AA10]&lt;[.J10]));[.I10];IF(AND([.AA10]&gt;=[.J10];OR([.L10]=&quot;&quot;;[.AA10]&lt;[.L10]));[.K10];IF(AND([.AA10]&gt;=[.L10];OR([.N10]=&quot;&quot;;[.AA10]&lt;[.N10]));[.M10];IF(AND([.AA10]&gt;=[.N10];OR([.P10]=&quot;&quot;;[.AA10]&lt;[.P10]));[.O10];IF(AND([.AA10]&gt;=[.P10];OR([.R10]=&quot;&quot;;[.AA10]&lt;[.R10]));[.Q10];IF(AND([.AA10]&gt;=[.R10];OR([.T10]=&quot;&quot;;[.AA10]&lt;[.T10]));[.S10];IF(AND([.AA10]&gt;=[.T10];OR([.V10]=&quot;&quot;;[.AA10]&lt;[.V10]));[.U10];IF(AND([.AA10]&gt;=[.V10];OR([.X10]=&quot;&quot;;[.AA10]&lt;[.X10]));[.W10];[.Y10]))))))))" office:value-type="float" office:value="0.0242" calcext:value-type="float">
            <text:p>$0.02</text:p>
          </table:table-cell>
          <table:table-cell table:style-name="ce20" table:formula="of:=[.AA10]*[.AB10]" office:value-type="float" office:value="2.42" calcext:value-type="float">
            <text:p>$2.42</text:p>
          </table:table-cell>
          <table:table-cell table:style-name="ce20" table:formula="of:=[.AC10]/[.$D$1]" office:value-type="float" office:value="0.0242" calcext:value-type="float">
            <text:p>$0.02</text:p>
          </table:table-cell>
          <table:table-cell table:number-columns-repeated="3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, D4</text:p>
          </table:table-cell>
          <table:table-cell table:style-name="ce2" office:value-type="string" calcext:value-type="string">
            <text:p>0805 green LED</text:p>
          </table:table-cell>
          <table:table-cell table:style-name="ce6" office:value-type="string" calcext:value-type="string">
            <text:p>LTST-C170TGKT</text:p>
          </table:table-cell>
          <table:table-cell table:style-name="ce6" office:value-type="string" calcext:value-type="string">
            <text:p>160-1887-1-ND</text:p>
          </table:table-cell>
          <table:table-cell table:style-name="ce10" office:value-type="string" calcext:value-type="string">
            <text:p><text:a xlink:href="http://www.digikey.com/product-search/en?keywords=160-1887-1-ND" xlink:type="simple">http://www.digikey.com/product-search/en?keywords=160-1887-1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59" calcext:value-type="float">
            <text:p>$0.59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427" calcext:value-type="float">
            <text:p>$0.43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2787" calcext:value-type="float">
            <text:p>$0.28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0.20034" calcext:value-type="float">
            <text:p>$0.2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15678" calcext:value-type="float">
            <text:p>$0.16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11]" office:value-type="float" office:value="2" calcext:value-type="float">
            <text:p>2</text:p>
          </table:table-cell>
          <table:table-cell table:style-name="ce18" table:formula="of:=[.$D$1]*[.Z11]" office:value-type="float" office:value="200" calcext:value-type="float">
            <text:p>200</text:p>
          </table:table-cell>
          <table:table-cell table:style-name="ce20" table:formula="of:=IF(AND([.AA11]&gt;=[.H11];OR([.J11]=&quot;&quot;;[.AA11]&lt;[.J11]));[.I11];IF(AND([.AA11]&gt;=[.J11];OR([.L11]=&quot;&quot;;[.AA11]&lt;[.L11]));[.K11];IF(AND([.AA11]&gt;=[.L11];OR([.N11]=&quot;&quot;;[.AA11]&lt;[.N11]));[.M11];IF(AND([.AA11]&gt;=[.N11];OR([.P11]=&quot;&quot;;[.AA11]&lt;[.P11]));[.O11];IF(AND([.AA11]&gt;=[.P11];OR([.R11]=&quot;&quot;;[.AA11]&lt;[.R11]));[.Q11];IF(AND([.AA11]&gt;=[.R11];OR([.T11]=&quot;&quot;;[.AA11]&lt;[.T11]));[.S11];IF(AND([.AA11]&gt;=[.T11];OR([.V11]=&quot;&quot;;[.AA11]&lt;[.V11]));[.U11];IF(AND([.AA11]&gt;=[.V11];OR([.X11]=&quot;&quot;;[.AA11]&lt;[.X11]));[.W11];[.Y11]))))))))" office:value-type="float" office:value="0.2787" calcext:value-type="float">
            <text:p>$0.28</text:p>
          </table:table-cell>
          <table:table-cell table:style-name="ce20" table:formula="of:=[.AA11]*[.AB11]" office:value-type="float" office:value="55.74" calcext:value-type="float">
            <text:p>$55.74</text:p>
          </table:table-cell>
          <table:table-cell table:style-name="ce20" table:formula="of:=[.AC11]/[.$D$1]" office:value-type="float" office:value="0.5574" calcext:value-type="float">
            <text:p>$0.56</text:p>
          </table:table-cell>
          <table:table-cell table:number-columns-repeated="3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0805 red LED</text:p>
          </table:table-cell>
          <table:table-cell table:style-name="ce6" office:value-type="string" calcext:value-type="string">
            <text:p>LTST-C171KRKT</text:p>
          </table:table-cell>
          <table:table-cell table:style-name="ce6" office:value-type="string" calcext:value-type="string">
            <text:p>160-1427-1-ND</text:p>
          </table:table-cell>
          <table:table-cell table:style-name="ce10" office:value-type="string" calcext:value-type="string">
            <text:p><text:a xlink:href="http://www.digikey.com/product-search/en?keywords=160-1427-1-ND" xlink:type="simple">http://www.digikey.com/product-search/en?keywords=160-1427-1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28" calcext:value-type="float">
            <text:p>$0.28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204" calcext:value-type="float">
            <text:p>$0.20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968" calcext:value-type="float">
            <text:p>$0.10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0.0645" calcext:value-type="float">
            <text:p>$0.06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5053" calcext:value-type="float">
            <text:p>$0.05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12]" office:value-type="float" office:value="1" calcext:value-type="float">
            <text:p>1</text:p>
          </table:table-cell>
          <table:table-cell table:style-name="ce18" table:formula="of:=[.$D$1]*[.Z12]" office:value-type="float" office:value="100" calcext:value-type="float">
            <text:p>100</text:p>
          </table:table-cell>
          <table:table-cell table:style-name="ce20" table:formula="of:=IF(AND([.AA12]&gt;=[.H12];OR([.J12]=&quot;&quot;;[.AA12]&lt;[.J12]));[.I12];IF(AND([.AA12]&gt;=[.J12];OR([.L12]=&quot;&quot;;[.AA12]&lt;[.L12]));[.K12];IF(AND([.AA12]&gt;=[.L12];OR([.N12]=&quot;&quot;;[.AA12]&lt;[.N12]));[.M12];IF(AND([.AA12]&gt;=[.N12];OR([.P12]=&quot;&quot;;[.AA12]&lt;[.P12]));[.O12];IF(AND([.AA12]&gt;=[.P12];OR([.R12]=&quot;&quot;;[.AA12]&lt;[.R12]));[.Q12];IF(AND([.AA12]&gt;=[.R12];OR([.T12]=&quot;&quot;;[.AA12]&lt;[.T12]));[.S12];IF(AND([.AA12]&gt;=[.T12];OR([.V12]=&quot;&quot;;[.AA12]&lt;[.V12]));[.U12];IF(AND([.AA12]&gt;=[.V12];OR([.X12]=&quot;&quot;;[.AA12]&lt;[.X12]));[.W12];[.Y12]))))))))" office:value-type="float" office:value="0.0968" calcext:value-type="float">
            <text:p>$0.10</text:p>
          </table:table-cell>
          <table:table-cell table:style-name="ce20" table:formula="of:=[.AA12]*[.AB12]" office:value-type="float" office:value="9.68" calcext:value-type="float">
            <text:p>$9.68</text:p>
          </table:table-cell>
          <table:table-cell table:style-name="ce20" table:formula="of:=[.AC12]/[.$D$1]" office:value-type="float" office:value="0.0968" calcext:value-type="float">
            <text:p>$0.10</text:p>
          </table:table-cell>
          <table:table-cell table:number-columns-repeated="3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0805 blue LED</text:p>
          </table:table-cell>
          <table:table-cell table:style-name="ce6" office:value-type="string" calcext:value-type="string">
            <text:p>LTST-C170TBKT</text:p>
          </table:table-cell>
          <table:table-cell table:style-name="ce6" office:value-type="string" calcext:value-type="string">
            <text:p>160-1579-1-ND</text:p>
          </table:table-cell>
          <table:table-cell table:style-name="ce10" office:value-type="string" calcext:value-type="string">
            <text:p><text:a xlink:href="http://www.digikey.com/product-search/en?keywords=160-1579-1-ND" xlink:type="simple">http://www.digikey.com/product-search/en?keywords=160-1579-1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39" calcext:value-type="float">
            <text:p>$0.39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275" calcext:value-type="float">
            <text:p>$0.28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1607" calcext:value-type="float">
            <text:p>$0.16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0.11016" calcext:value-type="float">
            <text:p>$0.1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918" calcext:value-type="float">
            <text:p>$0.09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13]" office:value-type="float" office:value="1" calcext:value-type="float">
            <text:p>1</text:p>
          </table:table-cell>
          <table:table-cell table:style-name="ce18" table:formula="of:=[.$D$1]*[.Z13]" office:value-type="float" office:value="100" calcext:value-type="float">
            <text:p>100</text:p>
          </table:table-cell>
          <table:table-cell table:style-name="ce20" table:formula="of:=IF(AND([.AA13]&gt;=[.H13];OR([.J13]=&quot;&quot;;[.AA13]&lt;[.J13]));[.I13];IF(AND([.AA13]&gt;=[.J13];OR([.L13]=&quot;&quot;;[.AA13]&lt;[.L13]));[.K13];IF(AND([.AA13]&gt;=[.L13];OR([.N13]=&quot;&quot;;[.AA13]&lt;[.N13]));[.M13];IF(AND([.AA13]&gt;=[.N13];OR([.P13]=&quot;&quot;;[.AA13]&lt;[.P13]));[.O13];IF(AND([.AA13]&gt;=[.P13];OR([.R13]=&quot;&quot;;[.AA13]&lt;[.R13]));[.Q13];IF(AND([.AA13]&gt;=[.R13];OR([.T13]=&quot;&quot;;[.AA13]&lt;[.T13]));[.S13];IF(AND([.AA13]&gt;=[.T13];OR([.V13]=&quot;&quot;;[.AA13]&lt;[.V13]));[.U13];IF(AND([.AA13]&gt;=[.V13];OR([.X13]=&quot;&quot;;[.AA13]&lt;[.X13]));[.W13];[.Y13]))))))))" office:value-type="float" office:value="0.1607" calcext:value-type="float">
            <text:p>$0.16</text:p>
          </table:table-cell>
          <table:table-cell table:style-name="ce20" table:formula="of:=[.AA13]*[.AB13]" office:value-type="float" office:value="16.07" calcext:value-type="float">
            <text:p>$16.07</text:p>
          </table:table-cell>
          <table:table-cell table:style-name="ce20" table:formula="of:=[.AC13]/[.$D$1]" office:value-type="float" office:value="0.1607" calcext:value-type="float">
            <text:p>$0.16</text:p>
          </table:table-cell>
          <table:table-cell table:number-columns-repeated="3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table:style-name="ce6" office:value-type="string" calcext:value-type="string">
            <text:p>USB micro-B connector, SMT, right angle, horizontal</text:p>
          </table:table-cell>
          <table:table-cell table:style-name="ce6" office:value-type="string" calcext:value-type="string">
            <text:p>2040002-1</text:p>
          </table:table-cell>
          <table:table-cell table:style-name="ce6" office:value-type="string" calcext:value-type="string">
            <text:p>A108263CT-ND</text:p>
          </table:table-cell>
          <table:table-cell table:style-name="ce10" office:value-type="string" calcext:value-type="string">
            <text:p><text:a xlink:href="http://www.digikey.com/product-detail/en/te-connectivity-amp-connectors/2040002-1/A108263CT-ND/4021990" xlink:type="simple">http://www.digikey.com/product-detail/en/te-connectivity-amp-connectors/2040002-1/A108263CT-ND/4021990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2.23" calcext:value-type="float">
            <text:p>$2.23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2.027" calcext:value-type="float">
            <text:p>$2.03</text:p>
          </table:table-cell>
          <table:table-cell table:style-name="ce6" office:value-type="float" office:value="25" calcext:value-type="float">
            <text:p>25</text:p>
          </table:table-cell>
          <table:table-cell table:style-name="ce16" office:value-type="float" office:value="1.9024" calcext:value-type="float">
            <text:p>$1.90</text:p>
          </table:table-cell>
          <table:table-cell table:style-name="ce6" office:value-type="float" office:value="50" calcext:value-type="float">
            <text:p>50</text:p>
          </table:table-cell>
          <table:table-cell table:style-name="ce16" office:value-type="float" office:value="1.8198" calcext:value-type="float">
            <text:p>$1.82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1.7371" calcext:value-type="float">
            <text:p>$1.74</text:p>
          </table:table-cell>
          <table:table-cell table:style-name="ce6" office:value-type="float" office:value="250" calcext:value-type="float">
            <text:p>250</text:p>
          </table:table-cell>
          <table:table-cell table:style-name="ce16" office:value-type="float" office:value="1.57168" calcext:value-type="float">
            <text:p>$1.57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1.4476" calcext:value-type="float">
            <text:p>$1.45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14]" office:value-type="float" office:value="1" calcext:value-type="float">
            <text:p>1</text:p>
          </table:table-cell>
          <table:table-cell table:style-name="ce18" table:formula="of:=[.$D$1]*[.Z14]" office:value-type="float" office:value="100" calcext:value-type="float">
            <text:p>100</text:p>
          </table:table-cell>
          <table:table-cell table:style-name="ce20" table:formula="of:=IF(AND([.AA14]&gt;=[.H14];OR([.J14]=&quot;&quot;;[.AA14]&lt;[.J14]));[.I14];IF(AND([.AA14]&gt;=[.J14];OR([.L14]=&quot;&quot;;[.AA14]&lt;[.L14]));[.K14];IF(AND([.AA14]&gt;=[.L14];OR([.N14]=&quot;&quot;;[.AA14]&lt;[.N14]));[.M14];IF(AND([.AA14]&gt;=[.N14];OR([.P14]=&quot;&quot;;[.AA14]&lt;[.P14]));[.O14];IF(AND([.AA14]&gt;=[.P14];OR([.R14]=&quot;&quot;;[.AA14]&lt;[.R14]));[.Q14];IF(AND([.AA14]&gt;=[.R14];OR([.T14]=&quot;&quot;;[.AA14]&lt;[.T14]));[.S14];IF(AND([.AA14]&gt;=[.T14];OR([.V14]=&quot;&quot;;[.AA14]&lt;[.V14]));[.U14];IF(AND([.AA14]&gt;=[.V14];OR([.X14]=&quot;&quot;;[.AA14]&lt;[.X14]));[.W14];[.Y14]))))))))" office:value-type="float" office:value="1.7371" calcext:value-type="float">
            <text:p>$1.74</text:p>
          </table:table-cell>
          <table:table-cell table:style-name="ce20" table:formula="of:=[.AA14]*[.AB14]" office:value-type="float" office:value="173.71" calcext:value-type="float">
            <text:p>$173.71</text:p>
          </table:table-cell>
          <table:table-cell table:style-name="ce20" table:formula="of:=[.AC14]/[.$D$1]" office:value-type="float" office:value="1.7371" calcext:value-type="float">
            <text:p>$1.74</text:p>
          </table:table-cell>
          <table:table-cell table:number-columns-repeated="3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3, J4</text:p>
          </table:table-cell>
          <table:table-cell table:style-name="ce2" office:value-type="string" calcext:value-type="string">
            <text:p>1x06, 0.1-in vertical male pin header</text:p>
          </table:table-cell>
          <table:table-cell table:style-name="ce8" office:value-type="string" calcext:value-type="string">
            <text:p>PBC36SAAN</text:p>
          </table:table-cell>
          <table:table-cell table:style-name="ce6" office:value-type="string" calcext:value-type="string">
            <text:p>S1011E-36-ND</text:p>
          </table:table-cell>
          <table:table-cell table:style-name="ce10" office:value-type="string" calcext:value-type="string">
            <text:p><text:a xlink:href="https://www.digikey.com/product-detail/en/sullins-connector-solutions/PBC36SAAN/S1011E-36-ND/859621" xlink:type="simple">https://www.digikey.com/product-detail/en/sullins-connector-solutions/PBC36SAAN/S1011E-36-ND/859621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2.1" calcext:value-type="float">
            <text:p>$2.10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.882" calcext:value-type="float">
            <text:p>$1.88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1.5498" calcext:value-type="float">
            <text:p>$1.55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1.22508" calcext:value-type="float">
            <text:p>$1.23</text:p>
          </table:table-cell>
          <table:table-cell table:style-name="ce6" office:value-type="float" office:value="1000" calcext:value-type="float">
            <text:p>1000</text:p>
          </table:table-cell>
          <table:table-cell table:style-name="ce16" office:value-type="float" office:value="1.066" calcext:value-type="float">
            <text:p>$1.07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9" table:formula="of:=[.B15] * 6 / 36" office:value-type="float" office:value="0.3333333333" calcext:value-type="float">
            <text:p>0.33</text:p>
          </table:table-cell>
          <table:table-cell table:style-name="ce18" table:formula="of:=INT([.$D$1]*[.Z15]) + 1" office:value-type="float" office:value="34" calcext:value-type="float">
            <text:p>34</text:p>
          </table:table-cell>
          <table:table-cell table:style-name="ce20" table:formula="of:=IF(AND([.AA15]&gt;=[.H15];OR([.J15]=&quot;&quot;;[.AA15]&lt;[.J15]));[.I15];IF(AND([.AA15]&gt;=[.J15];OR([.L15]=&quot;&quot;;[.AA15]&lt;[.L15]));[.K15];IF(AND([.AA15]&gt;=[.L15];OR([.N15]=&quot;&quot;;[.AA15]&lt;[.N15]));[.M15];IF(AND([.AA15]&gt;=[.N15];OR([.P15]=&quot;&quot;;[.AA15]&lt;[.P15]));[.O15];IF(AND([.AA15]&gt;=[.P15];OR([.R15]=&quot;&quot;;[.AA15]&lt;[.R15]));[.Q15];IF(AND([.AA15]&gt;=[.R15];OR([.T15]=&quot;&quot;;[.AA15]&lt;[.T15]));[.S15];IF(AND([.AA15]&gt;=[.T15];OR([.V15]=&quot;&quot;;[.AA15]&lt;[.V15]));[.U15];IF(AND([.AA15]&gt;=[.V15];OR([.X15]=&quot;&quot;;[.AA15]&lt;[.X15]));[.W15];[.Y15]))))))))" office:value-type="float" office:value="1.882" calcext:value-type="float">
            <text:p>$1.88</text:p>
          </table:table-cell>
          <table:table-cell table:style-name="ce20" table:formula="of:=[.AA15]*[.AB15]" office:value-type="float" office:value="63.988" calcext:value-type="float">
            <text:p>$63.99</text:p>
          </table:table-cell>
          <table:table-cell table:style-name="ce20" table:formula="of:=[.AC15]/[.$D$1]" office:value-type="float" office:value="0.63988" calcext:value-type="float">
            <text:p>$0.64</text:p>
          </table:table-cell>
          <table:table-cell table:number-columns-repeated="3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5, J6</text:p>
          </table:table-cell>
          <table:table-cell table:style-name="ce2" office:value-type="string" calcext:value-type="string">
            <text:p>1x02, 0.1-in vertical male pin header</text:p>
          </table:table-cell>
          <table:table-cell table:style-name="ce8" office:value-type="string" calcext:value-type="string">
            <text:p>PBC36SAAN</text:p>
          </table:table-cell>
          <table:table-cell table:style-name="ce8" office:value-type="string" calcext:value-type="string">
            <text:p>S1011E-36-ND</text:p>
          </table:table-cell>
          <table:table-cell table:style-name="ce10" office:value-type="string" calcext:value-type="string">
            <text:p><text:a xlink:href="https://www.digikey.com/product-detail/en/sullins-connector-solutions/PBC36SAAN/S1011E-36-ND/859621" xlink:type="simple">https://www.digikey.com/product-detail/en/sullins-connector-solutions/PBC36SAAN/S1011E-36-ND/859621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2.1" calcext:value-type="float">
            <text:p>$2.10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.882" calcext:value-type="float">
            <text:p>$1.88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1.5498" calcext:value-type="float">
            <text:p>$1.55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1.22508" calcext:value-type="float">
            <text:p>$1.23</text:p>
          </table:table-cell>
          <table:table-cell table:style-name="ce6" office:value-type="float" office:value="1000" calcext:value-type="float">
            <text:p>1000</text:p>
          </table:table-cell>
          <table:table-cell table:style-name="ce16" office:value-type="float" office:value="1.066" calcext:value-type="float">
            <text:p>$1.07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9" table:formula="of:=[.B16] * 2 / 36" office:value-type="float" office:value="0.1111111111" calcext:value-type="float">
            <text:p>0.11</text:p>
          </table:table-cell>
          <table:table-cell table:style-name="ce18" table:formula="of:=INT([.$D$1]*[.Z16]) + 1" office:value-type="float" office:value="12" calcext:value-type="float">
            <text:p>12</text:p>
          </table:table-cell>
          <table:table-cell table:style-name="ce20" table:formula="of:=IF(AND([.AA16]&gt;=[.H16];OR([.J16]=&quot;&quot;;[.AA16]&lt;[.J16]));[.I16];IF(AND([.AA16]&gt;=[.J16];OR([.L16]=&quot;&quot;;[.AA16]&lt;[.L16]));[.K16];IF(AND([.AA16]&gt;=[.L16];OR([.N16]=&quot;&quot;;[.AA16]&lt;[.N16]));[.M16];IF(AND([.AA16]&gt;=[.N16];OR([.P16]=&quot;&quot;;[.AA16]&lt;[.P16]));[.O16];IF(AND([.AA16]&gt;=[.P16];OR([.R16]=&quot;&quot;;[.AA16]&lt;[.R16]));[.Q16];IF(AND([.AA16]&gt;=[.R16];OR([.T16]=&quot;&quot;;[.AA16]&lt;[.T16]));[.S16];IF(AND([.AA16]&gt;=[.T16];OR([.V16]=&quot;&quot;;[.AA16]&lt;[.V16]));[.U16];IF(AND([.AA16]&gt;=[.V16];OR([.X16]=&quot;&quot;;[.AA16]&lt;[.X16]));[.W16];[.Y16]))))))))" office:value-type="float" office:value="1.882" calcext:value-type="float">
            <text:p>$1.88</text:p>
          </table:table-cell>
          <table:table-cell table:style-name="ce20" table:formula="of:=[.AA16]*[.AB16]" office:value-type="float" office:value="22.584" calcext:value-type="float">
            <text:p>$22.58</text:p>
          </table:table-cell>
          <table:table-cell table:style-name="ce20" table:formula="of:=[.AC16]/[.$D$1]" office:value-type="float" office:value="0.22584" calcext:value-type="float">
            <text:p>$0.23</text:p>
          </table:table-cell>
          <table:table-cell table:number-columns-repeated="3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, R2, R37, R39</text:p>
          </table:table-cell>
          <table:table-cell table:style-name="ce6" office:value-type="string" calcext:value-type="string">
            <text:p>0603, ±1%, ±100ppm/Cº, 1/10-W, 10-kΩ resistor</text:p>
          </table:table-cell>
          <table:table-cell table:style-name="ce6" office:value-type="string" calcext:value-type="string">
            <text:p>RC0603FR-0710KL</text:p>
          </table:table-cell>
          <table:table-cell table:style-name="ce6" office:value-type="string" calcext:value-type="string">
            <text:p>311-10.0KHRCT-ND</text:p>
          </table:table-cell>
          <table:table-cell table:style-name="ce10" office:value-type="string" calcext:value-type="string">
            <text:p><text:a xlink:href="https://www.digikey.com/product-search/en?keywords=311-10.0KHRCT-ND" xlink:type="simple">https://www.digikey.com/product-search/en?keywords=311-10.0K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18" table:formula="of:=[.B17]" office:value-type="float" office:value="4" calcext:value-type="float">
            <text:p>4</text:p>
          </table:table-cell>
          <table:table-cell table:style-name="ce18" table:formula="of:=[.$D$1]*[.Z17]" office:value-type="float" office:value="400" calcext:value-type="float">
            <text:p>400</text:p>
          </table:table-cell>
          <table:table-cell table:style-name="ce20" table:formula="of:=IF(AND([.AA17]&gt;=[.H17];OR([.J17]=&quot;&quot;;[.AA17]&lt;[.J17]));[.I17];IF(AND([.AA17]&gt;=[.J17];OR([.L17]=&quot;&quot;;[.AA17]&lt;[.L17]));[.K17];IF(AND([.AA17]&gt;=[.L17];OR([.N17]=&quot;&quot;;[.AA17]&lt;[.N17]));[.M17];IF(AND([.AA17]&gt;=[.N17];OR([.P17]=&quot;&quot;;[.AA17]&lt;[.P17]));[.O17];IF(AND([.AA17]&gt;=[.P17];OR([.R17]=&quot;&quot;;[.AA17]&lt;[.R17]));[.Q17];IF(AND([.AA17]&gt;=[.R17];OR([.T17]=&quot;&quot;;[.AA17]&lt;[.T17]));[.S17];IF(AND([.AA17]&gt;=[.T17];OR([.V17]=&quot;&quot;;[.AA17]&lt;[.V17]));[.U17];IF(AND([.AA17]&gt;=[.V17];OR([.X17]=&quot;&quot;;[.AA17]&lt;[.X17]));[.W17];[.Y17]))))))))" office:value-type="float" office:value="0.0094" calcext:value-type="float">
            <text:p>$0.01</text:p>
          </table:table-cell>
          <table:table-cell table:style-name="ce20" table:formula="of:=[.AA17]*[.AB17]" office:value-type="float" office:value="3.76" calcext:value-type="float">
            <text:p>$3.76</text:p>
          </table:table-cell>
          <table:table-cell table:style-name="ce20" table:formula="of:=[.AC17]/[.$D$1]" office:value-type="float" office:value="0.0376" calcext:value-type="float">
            <text:p>$0.04</text:p>
          </table:table-cell>
          <table:table-cell table:number-columns-repeated="3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4, R5, R6, R7</text:p>
          </table:table-cell>
          <table:table-cell table:style-name="ce6" office:value-type="string" calcext:value-type="string">
            <text:p>0603, ±1%, ±100ppm/Cº, 1/10-W, 1-kΩ resistor</text:p>
          </table:table-cell>
          <table:table-cell table:style-name="ce6" office:value-type="string" calcext:value-type="string">
            <text:p>RC0603FR-071KL</text:p>
          </table:table-cell>
          <table:table-cell table:style-name="ce6" office:value-type="string" calcext:value-type="string">
            <text:p>311-1.00KHRCT-ND</text:p>
          </table:table-cell>
          <table:table-cell table:style-name="ce10" office:value-type="string" calcext:value-type="string">
            <text:p><text:a xlink:href="http://www.digikey.com/product-search/en?keywords=311-1.00KHRCT-ND" xlink:type="simple">http://www.digikey.com/product-search/en?keywords=311-1.00K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18" table:formula="of:=[.B18]" office:value-type="float" office:value="4" calcext:value-type="float">
            <text:p>4</text:p>
          </table:table-cell>
          <table:table-cell table:style-name="ce18" table:formula="of:=[.$D$1]*[.Z18]" office:value-type="float" office:value="400" calcext:value-type="float">
            <text:p>400</text:p>
          </table:table-cell>
          <table:table-cell table:style-name="ce20" table:formula="of:=IF(AND([.AA18]&gt;=[.H18];OR([.J18]=&quot;&quot;;[.AA18]&lt;[.J18]));[.I18];IF(AND([.AA18]&gt;=[.J18];OR([.L18]=&quot;&quot;;[.AA18]&lt;[.L18]));[.K18];IF(AND([.AA18]&gt;=[.L18];OR([.N18]=&quot;&quot;;[.AA18]&lt;[.N18]));[.M18];IF(AND([.AA18]&gt;=[.N18];OR([.P18]=&quot;&quot;;[.AA18]&lt;[.P18]));[.O18];IF(AND([.AA18]&gt;=[.P18];OR([.R18]=&quot;&quot;;[.AA18]&lt;[.R18]));[.Q18];IF(AND([.AA18]&gt;=[.R18];OR([.T18]=&quot;&quot;;[.AA18]&lt;[.T18]));[.S18];IF(AND([.AA18]&gt;=[.T18];OR([.V18]=&quot;&quot;;[.AA18]&lt;[.V18]));[.U18];IF(AND([.AA18]&gt;=[.V18];OR([.X18]=&quot;&quot;;[.AA18]&lt;[.X18]));[.W18];[.Y18]))))))))" office:value-type="float" office:value="0.0094" calcext:value-type="float">
            <text:p>$0.01</text:p>
          </table:table-cell>
          <table:table-cell table:style-name="ce20" table:formula="of:=[.AA18]*[.AB18]" office:value-type="float" office:value="3.76" calcext:value-type="float">
            <text:p>$3.76</text:p>
          </table:table-cell>
          <table:table-cell table:style-name="ce20" table:formula="of:=[.AC18]/[.$D$1]" office:value-type="float" office:value="0.0376" calcext:value-type="float">
            <text:p>$0.04</text:p>
          </table:table-cell>
          <table:table-cell table:number-columns-repeated="3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6, R28</text:p>
          </table:table-cell>
          <table:table-cell table:style-name="ce7" office:value-type="string" calcext:value-type="string">
            <text:p>0603, ±1%, ±100ppm/ºC, 1/10-W, 806-Ω resistor</text:p>
          </table:table-cell>
          <table:table-cell table:style-name="ce6" office:value-type="string" calcext:value-type="string">
            <text:p>RC0603FR-07806RL</text:p>
          </table:table-cell>
          <table:table-cell table:style-name="ce6" office:value-type="string" calcext:value-type="string">
            <text:p>311-806HRCT-ND</text:p>
          </table:table-cell>
          <table:table-cell table:style-name="ce10" office:value-type="string" calcext:value-type="string">
            <text:p><text:a xlink:href="https://www.digikey.com/products/en?keywords=311-806HRCT-ND" xlink:type="simple">https://www.digikey.com/products/en?keywords=311-806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19]" office:value-type="float" office:value="2" calcext:value-type="float">
            <text:p>2</text:p>
          </table:table-cell>
          <table:table-cell table:style-name="ce18" table:formula="of:=[.$D$1]*[.Z19]" office:value-type="float" office:value="200" calcext:value-type="float">
            <text:p>200</text:p>
          </table:table-cell>
          <table:table-cell table:style-name="ce20" table:formula="of:=IF(AND([.AA19]&gt;=[.H19];OR([.J19]=&quot;&quot;;[.AA19]&lt;[.J19]));[.I19];IF(AND([.AA19]&gt;=[.J19];OR([.L19]=&quot;&quot;;[.AA19]&lt;[.L19]));[.K19];IF(AND([.AA19]&gt;=[.L19];OR([.N19]=&quot;&quot;;[.AA19]&lt;[.N19]));[.M19];IF(AND([.AA19]&gt;=[.N19];OR([.P19]=&quot;&quot;;[.AA19]&lt;[.P19]));[.O19];IF(AND([.AA19]&gt;=[.P19];OR([.R19]=&quot;&quot;;[.AA19]&lt;[.R19]));[.Q19];IF(AND([.AA19]&gt;=[.R19];OR([.T19]=&quot;&quot;;[.AA19]&lt;[.T19]));[.S19];IF(AND([.AA19]&gt;=[.T19];OR([.V19]=&quot;&quot;;[.AA19]&lt;[.V19]));[.U19];IF(AND([.AA19]&gt;=[.V19];OR([.X19]=&quot;&quot;;[.AA19]&lt;[.X19]));[.W19];[.Y19]))))))))" office:value-type="float" office:value="0.0094" calcext:value-type="float">
            <text:p>$0.01</text:p>
          </table:table-cell>
          <table:table-cell table:style-name="ce20" table:formula="of:=[.AA19]*[.AB19]" office:value-type="float" office:value="1.88" calcext:value-type="float">
            <text:p>$1.88</text:p>
          </table:table-cell>
          <table:table-cell table:style-name="ce20" table:formula="of:=[.AC19]/[.$D$1]" office:value-type="float" office:value="0.0188" calcext:value-type="float">
            <text:p>$0.02</text:p>
          </table:table-cell>
          <table:table-cell table:number-columns-repeated="3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8, R9, R10, R11</text:p>
          </table:table-cell>
          <table:table-cell table:style-name="ce6" office:value-type="string" calcext:value-type="string">
            <text:p>0805, ±1%, ±100ppm/ºC, 1/8-W, 887-kΩ resistor</text:p>
          </table:table-cell>
          <table:table-cell table:style-name="ce6" office:value-type="string" calcext:value-type="string">
            <text:p>CRCW0805887KFKEA</text:p>
          </table:table-cell>
          <table:table-cell table:style-name="ce6" office:value-type="string" calcext:value-type="string">
            <text:p>541-887KCCT-ND</text:p>
          </table:table-cell>
          <table:table-cell table:style-name="ce10" office:value-type="string" calcext:value-type="string">
            <text:p><text:a xlink:href="https://www.digikey.com/products/en?keywords=541-887KCCT-ND" xlink:type="simple">https://www.digikey.com/products/en?keywords=541-887KC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62" calcext:value-type="float">
            <text:p>$0.06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254" calcext:value-type="float">
            <text:p>$0.03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1142" calcext:value-type="float">
            <text:p>$0.01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991" calcext:value-type="float">
            <text:p>$0.01</text:p>
          </table:table-cell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0]" office:value-type="float" office:value="4" calcext:value-type="float">
            <text:p>4</text:p>
          </table:table-cell>
          <table:table-cell table:style-name="ce18" table:formula="of:=[.$D$1]*[.Z20]" office:value-type="float" office:value="400" calcext:value-type="float">
            <text:p>400</text:p>
          </table:table-cell>
          <table:table-cell table:style-name="ce20" table:formula="of:=IF(AND([.AA20]&gt;=[.H20];OR([.J20]=&quot;&quot;;[.AA20]&lt;[.J20]));[.I20];IF(AND([.AA20]&gt;=[.J20];OR([.L20]=&quot;&quot;;[.AA20]&lt;[.L20]));[.K20];IF(AND([.AA20]&gt;=[.L20];OR([.N20]=&quot;&quot;;[.AA20]&lt;[.N20]));[.M20];IF(AND([.AA20]&gt;=[.N20];OR([.P20]=&quot;&quot;;[.AA20]&lt;[.P20]));[.O20];IF(AND([.AA20]&gt;=[.P20];OR([.R20]=&quot;&quot;;[.AA20]&lt;[.R20]));[.Q20];IF(AND([.AA20]&gt;=[.R20];OR([.T20]=&quot;&quot;;[.AA20]&lt;[.T20]));[.S20];IF(AND([.AA20]&gt;=[.T20];OR([.V20]=&quot;&quot;;[.AA20]&lt;[.V20]));[.U20];IF(AND([.AA20]&gt;=[.V20];OR([.X20]=&quot;&quot;;[.AA20]&lt;[.X20]));[.W20];[.Y20]))))))))" office:value-type="float" office:value="0.0254" calcext:value-type="float">
            <text:p>$0.03</text:p>
          </table:table-cell>
          <table:table-cell table:style-name="ce20" table:formula="of:=[.AA20]*[.AB20]" office:value-type="float" office:value="10.16" calcext:value-type="float">
            <text:p>$10.16</text:p>
          </table:table-cell>
          <table:table-cell table:style-name="ce20" table:formula="of:=[.AC20]/[.$D$1]" office:value-type="float" office:value="0.1016" calcext:value-type="float">
            <text:p>$0.10</text:p>
          </table:table-cell>
          <table:table-cell table:number-columns-repeated="3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12, R13, R14, R15, R16, R21, R46, R47, R49, R50</text:p>
          </table:table-cell>
          <table:table-cell table:style-name="ce6" office:value-type="string" calcext:value-type="string">
            <text:p>0603, ±1%, ±100ppm/ºC, 1/10-W, 13-kΩ resistor</text:p>
          </table:table-cell>
          <table:table-cell table:style-name="ce6" office:value-type="string" calcext:value-type="string">
            <text:p>RC0603FR-0713KL</text:p>
          </table:table-cell>
          <table:table-cell table:style-name="ce6" office:value-type="string" calcext:value-type="string">
            <text:p>311-13.0KHRCT-ND</text:p>
          </table:table-cell>
          <table:table-cell table:style-name="ce10" office:value-type="string" calcext:value-type="string">
            <text:p><text:a xlink:href="https://www.digikey.com/products/en?keywords=311-13.0KHRCT-ND" xlink:type="simple">https://www.digikey.com/products/en?keywords=311-13.0K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1]" office:value-type="float" office:value="10" calcext:value-type="float">
            <text:p>10</text:p>
          </table:table-cell>
          <table:table-cell table:style-name="ce18" table:formula="of:=[.$D$1]*[.Z21]" office:value-type="float" office:value="1000" calcext:value-type="float">
            <text:p>1000</text:p>
          </table:table-cell>
          <table:table-cell table:style-name="ce20" table:formula="of:=IF(AND([.AA21]&gt;=[.H21];OR([.J21]=&quot;&quot;;[.AA21]&lt;[.J21]));[.I21];IF(AND([.AA21]&gt;=[.J21];OR([.L21]=&quot;&quot;;[.AA21]&lt;[.L21]));[.K21];IF(AND([.AA21]&gt;=[.L21];OR([.N21]=&quot;&quot;;[.AA21]&lt;[.N21]));[.M21];IF(AND([.AA21]&gt;=[.N21];OR([.P21]=&quot;&quot;;[.AA21]&lt;[.P21]));[.O21];IF(AND([.AA21]&gt;=[.P21];OR([.R21]=&quot;&quot;;[.AA21]&lt;[.R21]));[.Q21];IF(AND([.AA21]&gt;=[.R21];OR([.T21]=&quot;&quot;;[.AA21]&lt;[.T21]));[.S21];IF(AND([.AA21]&gt;=[.T21];OR([.V21]=&quot;&quot;;[.AA21]&lt;[.V21]));[.U21];IF(AND([.AA21]&gt;=[.V21];OR([.X21]=&quot;&quot;;[.AA21]&lt;[.X21]));[.W21];[.Y21]))))))))" office:value-type="float" office:value="0.00421" calcext:value-type="float">
            <text:p>$0.00</text:p>
          </table:table-cell>
          <table:table-cell table:style-name="ce20" table:formula="of:=[.AA21]*[.AB21]" office:value-type="float" office:value="4.21" calcext:value-type="float">
            <text:p>$4.21</text:p>
          </table:table-cell>
          <table:table-cell table:style-name="ce20" table:formula="of:=[.AC21]/[.$D$1]" office:value-type="float" office:value="0.0421" calcext:value-type="float">
            <text:p>$0.04</text:p>
          </table:table-cell>
          <table:table-cell table:number-columns-repeated="3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17, R18, R19, R20, R22, R23, R24, R25</text:p>
          </table:table-cell>
          <table:table-cell table:style-name="ce6" office:value-type="string" calcext:value-type="string">
            <text:p>0603, ±1%, ±100ppm/ºC, 1/10-W, 200-kΩ resistor</text:p>
          </table:table-cell>
          <table:table-cell table:style-name="ce6" office:value-type="string" calcext:value-type="string">
            <text:p>RC0603FR-07200KL</text:p>
          </table:table-cell>
          <table:table-cell table:style-name="ce6" office:value-type="string" calcext:value-type="string">
            <text:p>311-200KHRCT-ND</text:p>
          </table:table-cell>
          <table:table-cell table:style-name="ce10" office:value-type="string" calcext:value-type="string">
            <text:p><text:a xlink:href="https://www.digikey.com/products/en?keywords=311-200KHRCT-ND" xlink:type="simple">https://www.digikey.com/products/en?keywords=311-200K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2]" office:value-type="float" office:value="8" calcext:value-type="float">
            <text:p>8</text:p>
          </table:table-cell>
          <table:table-cell table:style-name="ce18" table:formula="of:=[.$D$1]*[.Z22]" office:value-type="float" office:value="800" calcext:value-type="float">
            <text:p>800</text:p>
          </table:table-cell>
          <table:table-cell table:style-name="ce20" table:formula="of:=IF(AND([.AA22]&gt;=[.H22];OR([.J22]=&quot;&quot;;[.AA22]&lt;[.J22]));[.I22];IF(AND([.AA22]&gt;=[.J22];OR([.L22]=&quot;&quot;;[.AA22]&lt;[.L22]));[.K22];IF(AND([.AA22]&gt;=[.L22];OR([.N22]=&quot;&quot;;[.AA22]&lt;[.N22]));[.M22];IF(AND([.AA22]&gt;=[.N22];OR([.P22]=&quot;&quot;;[.AA22]&lt;[.P22]));[.O22];IF(AND([.AA22]&gt;=[.P22];OR([.R22]=&quot;&quot;;[.AA22]&lt;[.R22]));[.Q22];IF(AND([.AA22]&gt;=[.R22];OR([.T22]=&quot;&quot;;[.AA22]&lt;[.T22]));[.S22];IF(AND([.AA22]&gt;=[.T22];OR([.V22]=&quot;&quot;;[.AA22]&lt;[.V22]));[.U22];IF(AND([.AA22]&gt;=[.V22];OR([.X22]=&quot;&quot;;[.AA22]&lt;[.X22]));[.W22];[.Y22]))))))))" office:value-type="float" office:value="0.0094" calcext:value-type="float">
            <text:p>$0.01</text:p>
          </table:table-cell>
          <table:table-cell table:style-name="ce20" table:formula="of:=[.AA22]*[.AB22]" office:value-type="float" office:value="7.52" calcext:value-type="float">
            <text:p>$7.52</text:p>
          </table:table-cell>
          <table:table-cell table:style-name="ce20" table:formula="of:=[.AC22]/[.$D$1]" office:value-type="float" office:value="0.0752" calcext:value-type="float">
            <text:p>$0.08</text:p>
          </table:table-cell>
          <table:table-cell table:number-columns-repeated="3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7, R29, R44, R52</text:p>
          </table:table-cell>
          <table:table-cell table:style-name="ce7" office:value-type="string" calcext:value-type="string">
            <text:p>0603, ±1%, ±100ppm/Cº, 1/10-W, 200-Ω resistor</text:p>
          </table:table-cell>
          <table:table-cell table:style-name="ce6" office:value-type="string" calcext:value-type="string">
            <text:p>RC0603FR-07200RL</text:p>
          </table:table-cell>
          <table:table-cell table:style-name="ce6" office:value-type="string" calcext:value-type="string">
            <text:p>311-200HRCT-ND</text:p>
          </table:table-cell>
          <table:table-cell table:style-name="ce10" office:value-type="string" calcext:value-type="string">
            <text:p><text:a xlink:href="https://www.digikey.com/products/en?keywords=311-200HRCT-ND" xlink:type="simple">https://www.digikey.com/products/en?keywords=311-200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3]" office:value-type="float" office:value="4" calcext:value-type="float">
            <text:p>4</text:p>
          </table:table-cell>
          <table:table-cell table:style-name="ce18" table:formula="of:=[.$D$1]*[.Z23]" office:value-type="float" office:value="400" calcext:value-type="float">
            <text:p>400</text:p>
          </table:table-cell>
          <table:table-cell table:style-name="ce20" table:formula="of:=IF(AND([.AA23]&gt;=[.H23];OR([.J23]=&quot;&quot;;[.AA23]&lt;[.J23]));[.I23];IF(AND([.AA23]&gt;=[.J23];OR([.L23]=&quot;&quot;;[.AA23]&lt;[.L23]));[.K23];IF(AND([.AA23]&gt;=[.L23];OR([.N23]=&quot;&quot;;[.AA23]&lt;[.N23]));[.M23];IF(AND([.AA23]&gt;=[.N23];OR([.P23]=&quot;&quot;;[.AA23]&lt;[.P23]));[.O23];IF(AND([.AA23]&gt;=[.P23];OR([.R23]=&quot;&quot;;[.AA23]&lt;[.R23]));[.Q23];IF(AND([.AA23]&gt;=[.R23];OR([.T23]=&quot;&quot;;[.AA23]&lt;[.T23]));[.S23];IF(AND([.AA23]&gt;=[.T23];OR([.V23]=&quot;&quot;;[.AA23]&lt;[.V23]));[.U23];IF(AND([.AA23]&gt;=[.V23];OR([.X23]=&quot;&quot;;[.AA23]&lt;[.X23]));[.W23];[.Y23]))))))))" office:value-type="float" office:value="0.0094" calcext:value-type="float">
            <text:p>$0.01</text:p>
          </table:table-cell>
          <table:table-cell table:style-name="ce20" table:formula="of:=[.AA23]*[.AB23]" office:value-type="float" office:value="3.76" calcext:value-type="float">
            <text:p>$3.76</text:p>
          </table:table-cell>
          <table:table-cell table:style-name="ce20" table:formula="of:=[.AC23]/[.$D$1]" office:value-type="float" office:value="0.0376" calcext:value-type="float">
            <text:p>$0.04</text:p>
          </table:table-cell>
          <table:table-cell table:number-columns-repeated="3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0, R31</text:p>
          </table:table-cell>
          <table:table-cell table:style-name="ce6" office:value-type="string" calcext:value-type="string">
            <text:p>0603, ±1%, ±100ppm/Cº, 1/10-W, 110-kΩ resistor</text:p>
          </table:table-cell>
          <table:table-cell table:style-name="ce8" office:value-type="string" calcext:value-type="string">
            <text:p>RC0603FR-07110KL</text:p>
          </table:table-cell>
          <table:table-cell table:style-name="ce8" office:value-type="string" calcext:value-type="string">
            <text:p>311-110KHRCT-ND</text:p>
          </table:table-cell>
          <table:table-cell table:style-name="ce10" office:value-type="string" calcext:value-type="string">
            <text:p><text:a xlink:href="https://www.digikey.com/products/en?keywords=311-110KHRCT-ND" xlink:type="simple">https://www.digikey.com/products/en?keywords=311-110K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4]" office:value-type="float" office:value="2" calcext:value-type="float">
            <text:p>2</text:p>
          </table:table-cell>
          <table:table-cell table:style-name="ce18" table:formula="of:=[.$D$1]*[.Z24]" office:value-type="float" office:value="200" calcext:value-type="float">
            <text:p>200</text:p>
          </table:table-cell>
          <table:table-cell table:style-name="ce20" table:formula="of:=IF(AND([.AA24]&gt;=[.H24];OR([.J24]=&quot;&quot;;[.AA24]&lt;[.J24]));[.I24];IF(AND([.AA24]&gt;=[.J24];OR([.L24]=&quot;&quot;;[.AA24]&lt;[.L24]));[.K24];IF(AND([.AA24]&gt;=[.L24];OR([.N24]=&quot;&quot;;[.AA24]&lt;[.N24]));[.M24];IF(AND([.AA24]&gt;=[.N24];OR([.P24]=&quot;&quot;;[.AA24]&lt;[.P24]));[.O24];IF(AND([.AA24]&gt;=[.P24];OR([.R24]=&quot;&quot;;[.AA24]&lt;[.R24]));[.Q24];IF(AND([.AA24]&gt;=[.R24];OR([.T24]=&quot;&quot;;[.AA24]&lt;[.T24]));[.S24];IF(AND([.AA24]&gt;=[.T24];OR([.V24]=&quot;&quot;;[.AA24]&lt;[.V24]));[.U24];IF(AND([.AA24]&gt;=[.V24];OR([.X24]=&quot;&quot;;[.AA24]&lt;[.X24]));[.W24];[.Y24]))))))))" office:value-type="float" office:value="0.0094" calcext:value-type="float">
            <text:p>$0.01</text:p>
          </table:table-cell>
          <table:table-cell table:style-name="ce20" table:formula="of:=[.AA24]*[.AB24]" office:value-type="float" office:value="1.88" calcext:value-type="float">
            <text:p>$1.88</text:p>
          </table:table-cell>
          <table:table-cell table:style-name="ce20" table:formula="of:=[.AC24]/[.$D$1]" office:value-type="float" office:value="0.0188" calcext:value-type="float">
            <text:p>$0.02</text:p>
          </table:table-cell>
          <table:table-cell table:number-columns-repeated="3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4, R42</text:p>
          </table:table-cell>
          <table:table-cell table:style-name="ce7" office:value-type="string" calcext:value-type="string">
            <text:p>0603, ±1%, ±100ppm/Cº, 1/10-W, 732-Ω resistor</text:p>
          </table:table-cell>
          <table:table-cell table:style-name="ce6" office:value-type="string" calcext:value-type="string">
            <text:p>RC0603FR-07732RL</text:p>
          </table:table-cell>
          <table:table-cell table:style-name="ce6" office:value-type="string" calcext:value-type="string">
            <text:p>311-732HRCT-ND</text:p>
          </table:table-cell>
          <table:table-cell table:style-name="ce10" office:value-type="string" calcext:value-type="string">
            <text:p><text:a xlink:href="https://www.digikey.com/products/en?keywords=311-732HRCT-ND" xlink:type="simple">https://www.digikey.com/products/en?keywords=311-732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5]" office:value-type="float" office:value="2" calcext:value-type="float">
            <text:p>2</text:p>
          </table:table-cell>
          <table:table-cell table:style-name="ce18" table:formula="of:=[.$D$1]*[.Z25]" office:value-type="float" office:value="200" calcext:value-type="float">
            <text:p>200</text:p>
          </table:table-cell>
          <table:table-cell table:style-name="ce20" table:formula="of:=IF(AND([.AA25]&gt;=[.H25];OR([.J25]=&quot;&quot;;[.AA25]&lt;[.J25]));[.I25];IF(AND([.AA25]&gt;=[.J25];OR([.L25]=&quot;&quot;;[.AA25]&lt;[.L25]));[.K25];IF(AND([.AA25]&gt;=[.L25];OR([.N25]=&quot;&quot;;[.AA25]&lt;[.N25]));[.M25];IF(AND([.AA25]&gt;=[.N25];OR([.P25]=&quot;&quot;;[.AA25]&lt;[.P25]));[.O25];IF(AND([.AA25]&gt;=[.P25];OR([.R25]=&quot;&quot;;[.AA25]&lt;[.R25]));[.Q25];IF(AND([.AA25]&gt;=[.R25];OR([.T25]=&quot;&quot;;[.AA25]&lt;[.T25]));[.S25];IF(AND([.AA25]&gt;=[.T25];OR([.V25]=&quot;&quot;;[.AA25]&lt;[.V25]));[.U25];IF(AND([.AA25]&gt;=[.V25];OR([.X25]=&quot;&quot;;[.AA25]&lt;[.X25]));[.W25];[.Y25]))))))))" office:value-type="float" office:value="0.0094" calcext:value-type="float">
            <text:p>$0.01</text:p>
          </table:table-cell>
          <table:table-cell table:style-name="ce20" table:formula="of:=[.AA25]*[.AB25]" office:value-type="float" office:value="1.88" calcext:value-type="float">
            <text:p>$1.88</text:p>
          </table:table-cell>
          <table:table-cell table:style-name="ce20" table:formula="of:=[.AC25]/[.$D$1]" office:value-type="float" office:value="0.0188" calcext:value-type="float">
            <text:p>$0.02</text:p>
          </table:table-cell>
          <table:table-cell table:number-columns-repeated="3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35, R40, R45, R51</text:p>
          </table:table-cell>
          <table:table-cell table:style-name="ce7" office:value-type="string" calcext:value-type="string">
            <text:p>0603, ±1%, ±100ppm/Cº, 1/10-W, 301-Ω resistor</text:p>
          </table:table-cell>
          <table:table-cell table:style-name="ce6" office:value-type="string" calcext:value-type="string">
            <text:p>RC0603FR-07301RL</text:p>
          </table:table-cell>
          <table:table-cell table:style-name="ce6" office:value-type="string" calcext:value-type="string">
            <text:p>311-301HRCT-ND</text:p>
          </table:table-cell>
          <table:table-cell table:style-name="ce10" office:value-type="string" calcext:value-type="string">
            <text:p><text:a xlink:href="https://www.digikey.com/products/en?keywords=311-301HRCT-ND" xlink:type="simple">https://www.digikey.com/products/en?keywords=311-301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6]" office:value-type="float" office:value="4" calcext:value-type="float">
            <text:p>4</text:p>
          </table:table-cell>
          <table:table-cell table:style-name="ce18" table:formula="of:=[.$D$1]*[.Z26]" office:value-type="float" office:value="400" calcext:value-type="float">
            <text:p>400</text:p>
          </table:table-cell>
          <table:table-cell table:style-name="ce20" table:formula="of:=IF(AND([.AA26]&gt;=[.H26];OR([.J26]=&quot;&quot;;[.AA26]&lt;[.J26]));[.I26];IF(AND([.AA26]&gt;=[.J26];OR([.L26]=&quot;&quot;;[.AA26]&lt;[.L26]));[.K26];IF(AND([.AA26]&gt;=[.L26];OR([.N26]=&quot;&quot;;[.AA26]&lt;[.N26]));[.M26];IF(AND([.AA26]&gt;=[.N26];OR([.P26]=&quot;&quot;;[.AA26]&lt;[.P26]));[.O26];IF(AND([.AA26]&gt;=[.P26];OR([.R26]=&quot;&quot;;[.AA26]&lt;[.R26]));[.Q26];IF(AND([.AA26]&gt;=[.R26];OR([.T26]=&quot;&quot;;[.AA26]&lt;[.T26]));[.S26];IF(AND([.AA26]&gt;=[.T26];OR([.V26]=&quot;&quot;;[.AA26]&lt;[.V26]));[.U26];IF(AND([.AA26]&gt;=[.V26];OR([.X26]=&quot;&quot;;[.AA26]&lt;[.X26]));[.W26];[.Y26]))))))))" office:value-type="float" office:value="0.0094" calcext:value-type="float">
            <text:p>$0.01</text:p>
          </table:table-cell>
          <table:table-cell table:style-name="ce20" table:formula="of:=[.AA26]*[.AB26]" office:value-type="float" office:value="3.76" calcext:value-type="float">
            <text:p>$3.76</text:p>
          </table:table-cell>
          <table:table-cell table:style-name="ce20" table:formula="of:=[.AC26]/[.$D$1]" office:value-type="float" office:value="0.0376" calcext:value-type="float">
            <text:p>$0.04</text:p>
          </table:table-cell>
          <table:table-cell table:number-columns-repeated="3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6</text:p>
          </table:table-cell>
          <table:table-cell table:style-name="ce7" office:value-type="string" calcext:value-type="string">
            <text:p>0603, ±1%, ±100ppm/ºC, 1/6-W, 18.2-Ω resistor</text:p>
          </table:table-cell>
          <table:table-cell table:style-name="ce6" office:value-type="string" calcext:value-type="string">
            <text:p>RC0603FR-0718R2L</text:p>
          </table:table-cell>
          <table:table-cell table:style-name="ce6" office:value-type="string" calcext:value-type="string">
            <text:p>311-18.2HRCT-ND</text:p>
          </table:table-cell>
          <table:table-cell table:style-name="ce10" office:value-type="string" calcext:value-type="string">
            <text:p><text:a xlink:href="https://www.digikey.com/products/en?keywords=311-18.2HRCT-ND" xlink:type="simple">https://www.digikey.com/products/en?keywords=311-18.2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$D$1]*[.Z27]" office:value-type="float" office:value="100" calcext:value-type="float">
            <text:p>100</text:p>
          </table:table-cell>
          <table:table-cell table:style-name="ce20" table:formula="of:=IF(AND([.AA27]&gt;=[.H27];OR([.J27]=&quot;&quot;;[.AA27]&lt;[.J27]));[.I27];IF(AND([.AA27]&gt;=[.J27];OR([.L27]=&quot;&quot;;[.AA27]&lt;[.L27]));[.K27];IF(AND([.AA27]&gt;=[.L27];OR([.N27]=&quot;&quot;;[.AA27]&lt;[.N27]));[.M27];IF(AND([.AA27]&gt;=[.N27];OR([.P27]=&quot;&quot;;[.AA27]&lt;[.P27]));[.O27];IF(AND([.AA27]&gt;=[.P27];OR([.R27]=&quot;&quot;;[.AA27]&lt;[.R27]));[.Q27];IF(AND([.AA27]&gt;=[.R27];OR([.T27]=&quot;&quot;;[.AA27]&lt;[.T27]));[.S27];IF(AND([.AA27]&gt;=[.T27];OR([.V27]=&quot;&quot;;[.AA27]&lt;[.V27]));[.U27];IF(AND([.AA27]&gt;=[.V27];OR([.X27]=&quot;&quot;;[.AA27]&lt;[.X27]));[.W27];[.Y27]))))))))" office:value-type="float" office:value="0.0094" calcext:value-type="float">
            <text:p>$0.01</text:p>
          </table:table-cell>
          <table:table-cell table:style-name="ce20" table:formula="of:=[.AA27]*[.AB27]" office:value-type="float" office:value="0.94" calcext:value-type="float">
            <text:p>$0.94</text:p>
          </table:table-cell>
          <table:table-cell table:style-name="ce20" table:formula="of:=[.AC27]/[.$D$1]" office:value-type="float" office:value="0.0094" calcext:value-type="float">
            <text:p>$0.01</text:p>
          </table:table-cell>
          <table:table-cell table:number-columns-repeated="3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8</text:p>
          </table:table-cell>
          <table:table-cell table:style-name="ce6" office:value-type="string" calcext:value-type="string">
            <text:p>0603, ±1%, ±100ppm/Cº, 1/10-W, 11.8-kΩ resistor</text:p>
          </table:table-cell>
          <table:table-cell table:style-name="ce6" office:value-type="string" calcext:value-type="string">
            <text:p>RC0603FR-0711K8L</text:p>
          </table:table-cell>
          <table:table-cell table:style-name="ce6" office:value-type="string" calcext:value-type="string">
            <text:p>311-11.8KHRCT-ND</text:p>
          </table:table-cell>
          <table:table-cell table:style-name="ce10" office:value-type="string" calcext:value-type="string">
            <text:p><text:a xlink:href="https://www.digikey.com/product-detail/en/yageo/RC0603FR-0711K8L/311-11.8KHRCT-ND/729850" xlink:type="simple">https://www.digikey.com/product-detail/en/yageo/RC0603FR-0711K8L/311-11.8KHRCT-ND/729850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2"/>
          <table:table-cell table:style-name="ce17"/>
          <table:table-cell table:style-name="ce18" table:formula="of:=[.B28]" office:value-type="float" office:value="1" calcext:value-type="float">
            <text:p>1</text:p>
          </table:table-cell>
          <table:table-cell table:style-name="ce18" table:formula="of:=[.$D$1]*[.Z28]" office:value-type="float" office:value="100" calcext:value-type="float">
            <text:p>100</text:p>
          </table:table-cell>
          <table:table-cell table:style-name="ce20" table:formula="of:=IF(AND([.AA28]&gt;=[.H28];OR([.J28]=&quot;&quot;;[.AA28]&lt;[.J28]));[.I28];IF(AND([.AA28]&gt;=[.J28];OR([.L28]=&quot;&quot;;[.AA28]&lt;[.L28]));[.K28];IF(AND([.AA28]&gt;=[.L28];OR([.N28]=&quot;&quot;;[.AA28]&lt;[.N28]));[.M28];IF(AND([.AA28]&gt;=[.N28];OR([.P28]=&quot;&quot;;[.AA28]&lt;[.P28]));[.O28];IF(AND([.AA28]&gt;=[.P28];OR([.R28]=&quot;&quot;;[.AA28]&lt;[.R28]));[.Q28];IF(AND([.AA28]&gt;=[.R28];OR([.T28]=&quot;&quot;;[.AA28]&lt;[.T28]));[.S28];IF(AND([.AA28]&gt;=[.T28];OR([.V28]=&quot;&quot;;[.AA28]&lt;[.V28]));[.U28];IF(AND([.AA28]&gt;=[.V28];OR([.X28]=&quot;&quot;;[.AA28]&lt;[.X28]));[.W28];[.Y28]))))))))" office:value-type="float" office:value="0.0094" calcext:value-type="float">
            <text:p>$0.01</text:p>
          </table:table-cell>
          <table:table-cell table:style-name="ce20" table:formula="of:=[.AA28]*[.AB28]" office:value-type="float" office:value="0.94" calcext:value-type="float">
            <text:p>$0.94</text:p>
          </table:table-cell>
          <table:table-cell table:style-name="ce20" table:formula="of:=[.AC28]/[.$D$1]" office:value-type="float" office:value="0.0094" calcext:value-type="float">
            <text:p>$0.01</text:p>
          </table:table-cell>
          <table:table-cell table:number-columns-repeated="3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3, R41, R48, R53</text:p>
          </table:table-cell>
          <table:table-cell table:style-name="ce6" office:value-type="string" calcext:value-type="string">
            <text:p>0603, ±1%, ±100ppm/Cº, 1/10-W, 90.9-kΩ resistor</text:p>
          </table:table-cell>
          <table:table-cell table:style-name="ce8" office:value-type="string" calcext:value-type="string">
            <text:p>RC0603FR-0790K9L</text:p>
          </table:table-cell>
          <table:table-cell table:style-name="ce6" office:value-type="string" calcext:value-type="string">
            <text:p>311-90.9KHRCT-ND</text:p>
          </table:table-cell>
          <table:table-cell table:style-name="ce10" office:value-type="string" calcext:value-type="string">
            <text:p><text:a xlink:href="https://www.digikey.com/products/en?keywords=311-90.9KHRCT-ND" xlink:type="simple">https://www.digikey.com/products/en?keywords=311-90.9KHR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29]" office:value-type="float" office:value="4" calcext:value-type="float">
            <text:p>4</text:p>
          </table:table-cell>
          <table:table-cell table:style-name="ce18" table:formula="of:=[.$D$1]*[.Z29]" office:value-type="float" office:value="400" calcext:value-type="float">
            <text:p>400</text:p>
          </table:table-cell>
          <table:table-cell table:style-name="ce20" table:formula="of:=IF(AND([.AA29]&gt;=[.H29];OR([.J29]=&quot;&quot;;[.AA29]&lt;[.J29]));[.I29];IF(AND([.AA29]&gt;=[.J29];OR([.L29]=&quot;&quot;;[.AA29]&lt;[.L29]));[.K29];IF(AND([.AA29]&gt;=[.L29];OR([.N29]=&quot;&quot;;[.AA29]&lt;[.N29]));[.M29];IF(AND([.AA29]&gt;=[.N29];OR([.P29]=&quot;&quot;;[.AA29]&lt;[.P29]));[.O29];IF(AND([.AA29]&gt;=[.P29];OR([.R29]=&quot;&quot;;[.AA29]&lt;[.R29]));[.Q29];IF(AND([.AA29]&gt;=[.R29];OR([.T29]=&quot;&quot;;[.AA29]&lt;[.T29]));[.S29];IF(AND([.AA29]&gt;=[.T29];OR([.V29]=&quot;&quot;;[.AA29]&lt;[.V29]));[.U29];IF(AND([.AA29]&gt;=[.V29];OR([.X29]=&quot;&quot;;[.AA29]&lt;[.X29]));[.W29];[.Y29]))))))))" office:value-type="float" office:value="0.0094" calcext:value-type="float">
            <text:p>$0.01</text:p>
          </table:table-cell>
          <table:table-cell table:style-name="ce20" table:formula="of:=[.AA29]*[.AB29]" office:value-type="float" office:value="3.76" calcext:value-type="float">
            <text:p>$3.76</text:p>
          </table:table-cell>
          <table:table-cell table:style-name="ce20" table:formula="of:=[.AC29]/[.$D$1]" office:value-type="float" office:value="0.0376" calcext:value-type="float">
            <text:p>$0.04</text:p>
          </table:table-cell>
          <table:table-cell table:number-columns-repeated="3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3</text:p>
          </table:table-cell>
          <table:table-cell table:style-name="ce6" office:value-type="string" calcext:value-type="string">
            <text:p>0603, ±1%, ±100ppm/Cº, 1/10-W, 66.5-kΩ resistor</text:p>
          </table:table-cell>
          <table:table-cell table:style-name="ce6" office:value-type="string" calcext:value-type="string">
            <text:p>RC0603FR-0766K5L</text:p>
          </table:table-cell>
          <table:table-cell table:style-name="ce6" office:value-type="string" calcext:value-type="string">
            <text:p>311-66.5KHRCT-ND</text:p>
          </table:table-cell>
          <table:table-cell table:style-name="ce10" office:value-type="string" calcext:value-type="string">
            <text:p><text:a xlink:href="https://www.digikey.com/product-detail/en/yageo/RC0603FR-0766K5L/311-66.5KHRCT-ND/730295" xlink:type="simple">https://www.digikey.com/product-detail/en/yageo/RC0603FR-0766K5L/311-66.5KHRCT-ND/730295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023" calcext:value-type="float">
            <text:p>$0.02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0094" calcext:value-type="float">
            <text:p>$0.01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office:value-type="float" office:value="0.00421" calcext:value-type="float">
            <text:p>$0.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15" office:value-type="float" office:value="0.00366" calcext:value-type="float">
            <text:p>$0.0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0]" office:value-type="float" office:value="1" calcext:value-type="float">
            <text:p>1</text:p>
          </table:table-cell>
          <table:table-cell table:style-name="ce18" table:formula="of:=[.$D$1]*[.Z30]" office:value-type="float" office:value="100" calcext:value-type="float">
            <text:p>100</text:p>
          </table:table-cell>
          <table:table-cell table:style-name="ce20" table:formula="of:=IF(AND([.AA30]&gt;=[.H30];OR([.J30]=&quot;&quot;;[.AA30]&lt;[.J30]));[.I30];IF(AND([.AA30]&gt;=[.J30];OR([.L30]=&quot;&quot;;[.AA30]&lt;[.L30]));[.K30];IF(AND([.AA30]&gt;=[.L30];OR([.N30]=&quot;&quot;;[.AA30]&lt;[.N30]));[.M30];IF(AND([.AA30]&gt;=[.N30];OR([.P30]=&quot;&quot;;[.AA30]&lt;[.P30]));[.O30];IF(AND([.AA30]&gt;=[.P30];OR([.R30]=&quot;&quot;;[.AA30]&lt;[.R30]));[.Q30];IF(AND([.AA30]&gt;=[.R30];OR([.T30]=&quot;&quot;;[.AA30]&lt;[.T30]));[.S30];IF(AND([.AA30]&gt;=[.T30];OR([.V30]=&quot;&quot;;[.AA30]&lt;[.V30]));[.U30];IF(AND([.AA30]&gt;=[.V30];OR([.X30]=&quot;&quot;;[.AA30]&lt;[.X30]));[.W30];[.Y30]))))))))" office:value-type="float" office:value="0.0094" calcext:value-type="float">
            <text:p>$0.01</text:p>
          </table:table-cell>
          <table:table-cell table:style-name="ce20" table:formula="of:=[.AA30]*[.AB30]" office:value-type="float" office:value="0.94" calcext:value-type="float">
            <text:p>$0.94</text:p>
          </table:table-cell>
          <table:table-cell table:style-name="ce20" table:formula="of:=[.AC30]/[.$D$1]" office:value-type="float" office:value="0.0094" calcext:value-type="float">
            <text:p>$0.01</text:p>
          </table:table-cell>
          <table:table-cell table:number-columns-repeated="3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1, S2</text:p>
          </table:table-cell>
          <table:table-cell table:style-name="ce6" office:value-type="string" calcext:value-type="string">
            <text:p>B3U-1000P tactile switch SPST-NO, top actuated, SMT</text:p>
          </table:table-cell>
          <table:table-cell table:style-name="ce6" office:value-type="string" calcext:value-type="string">
            <text:p>B3U-1000P</text:p>
          </table:table-cell>
          <table:table-cell table:style-name="ce6" office:value-type="string" calcext:value-type="string">
            <text:p>SW1020CT-ND</text:p>
          </table:table-cell>
          <table:table-cell table:style-name="ce10" office:value-type="string" calcext:value-type="string">
            <text:p><text:a xlink:href="https://www.digikey.com/product-detail/en/omron-electronics-inc-emc-div/B3U-1000P/SW1020CT-ND/1534357" xlink:type="simple">https://www.digikey.com/product-detail/en/omron-electronics-inc-emc-div/B3U-1000P/SW1020CT-ND/1534357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0.98" calcext:value-type="float">
            <text:p>$0.98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0.943" calcext:value-type="float">
            <text:p>$0.94</text:p>
          </table:table-cell>
          <table:table-cell table:style-name="ce6" office:value-type="float" office:value="25" calcext:value-type="float">
            <text:p>25</text:p>
          </table:table-cell>
          <table:table-cell table:style-name="ce16" office:value-type="float" office:value="0.8812" calcext:value-type="float">
            <text:p>$0.88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0.765" calcext:value-type="float">
            <text:p>$0.77</text:p>
          </table:table-cell>
          <table:table-cell table:style-name="ce6" office:value-type="float" office:value="250" calcext:value-type="float">
            <text:p>250</text:p>
          </table:table-cell>
          <table:table-cell table:style-name="ce16" office:value-type="float" office:value="0.69612" calcext:value-type="float">
            <text:p>$0.70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0.64536" calcext:value-type="float">
            <text:p>$0.65</text:p>
          </table:table-cell>
          <table:table-cell table:style-name="ce6" office:value-type="float" office:value="1000" calcext:value-type="float">
            <text:p>1000</text:p>
          </table:table-cell>
          <table:table-cell table:style-name="ce16" office:value-type="float" office:value="0.59822" calcext:value-type="float">
            <text:p>$0.60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1]" office:value-type="float" office:value="2" calcext:value-type="float">
            <text:p>2</text:p>
          </table:table-cell>
          <table:table-cell table:style-name="ce18" table:formula="of:=[.$D$1]*[.Z31]" office:value-type="float" office:value="200" calcext:value-type="float">
            <text:p>200</text:p>
          </table:table-cell>
          <table:table-cell table:style-name="ce20" table:formula="of:=IF(AND([.AA31]&gt;=[.H31];OR([.J31]=&quot;&quot;;[.AA31]&lt;[.J31]));[.I31];IF(AND([.AA31]&gt;=[.J31];OR([.L31]=&quot;&quot;;[.AA31]&lt;[.L31]));[.K31];IF(AND([.AA31]&gt;=[.L31];OR([.N31]=&quot;&quot;;[.AA31]&lt;[.N31]));[.M31];IF(AND([.AA31]&gt;=[.N31];OR([.P31]=&quot;&quot;;[.AA31]&lt;[.P31]));[.O31];IF(AND([.AA31]&gt;=[.P31];OR([.R31]=&quot;&quot;;[.AA31]&lt;[.R31]));[.Q31];IF(AND([.AA31]&gt;=[.R31];OR([.T31]=&quot;&quot;;[.AA31]&lt;[.T31]));[.S31];IF(AND([.AA31]&gt;=[.T31];OR([.V31]=&quot;&quot;;[.AA31]&lt;[.V31]));[.U31];IF(AND([.AA31]&gt;=[.V31];OR([.X31]=&quot;&quot;;[.AA31]&lt;[.X31]));[.W31];[.Y31]))))))))" office:value-type="float" office:value="0.765" calcext:value-type="float">
            <text:p>$0.77</text:p>
          </table:table-cell>
          <table:table-cell table:style-name="ce20" table:formula="of:=[.AA31]*[.AB31]" office:value-type="float" office:value="153" calcext:value-type="float">
            <text:p>$153.00</text:p>
          </table:table-cell>
          <table:table-cell table:style-name="ce20" table:formula="of:=[.AC31]/[.$D$1]" office:value-type="float" office:value="1.53" calcext:value-type="float">
            <text:p>$1.53</text:p>
          </table:table-cell>
          <table:table-cell table:number-columns-repeated="3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6" office:value-type="string" calcext:value-type="string">
            <text:p>MCP1702 3.3-V, 250-mA, LDO linear regulator, SOT-23-3</text:p>
          </table:table-cell>
          <table:table-cell table:style-name="ce6" office:value-type="string" calcext:value-type="string">
            <text:p>MCP1702T-3302E/CB</text:p>
          </table:table-cell>
          <table:table-cell table:style-name="ce6" office:value-type="string" calcext:value-type="string">
            <text:p>MCP1702T-3302E/CBCT-ND</text:p>
          </table:table-cell>
          <table:table-cell table:style-name="ce10" office:value-type="string" calcext:value-type="string">
            <text:p><text:a xlink:href="http://www.digikey.com/product-search/en?keywords=MCP1702T-3302E%2FCBCT-ND" xlink:type="simple">http://www.digikey.com/product-search/en?keywords=MCP1702T-3302E%2FCBCT-N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48" calcext:value-type="float">
            <text:p>$0.48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0.4" calcext:value-type="float">
            <text:p>$0.40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36" calcext:value-type="float">
            <text:p>$0.36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2]" office:value-type="float" office:value="1" calcext:value-type="float">
            <text:p>1</text:p>
          </table:table-cell>
          <table:table-cell table:style-name="ce18" table:formula="of:=[.$D$1]*[.Z32]" office:value-type="float" office:value="100" calcext:value-type="float">
            <text:p>100</text:p>
          </table:table-cell>
          <table:table-cell table:style-name="ce20" table:formula="of:=IF(AND([.AA32]&gt;=[.H32];OR([.J32]=&quot;&quot;;[.AA32]&lt;[.J32]));[.I32];IF(AND([.AA32]&gt;=[.J32];OR([.L32]=&quot;&quot;;[.AA32]&lt;[.L32]));[.K32];IF(AND([.AA32]&gt;=[.L32];OR([.N32]=&quot;&quot;;[.AA32]&lt;[.N32]));[.M32];IF(AND([.AA32]&gt;=[.N32];OR([.P32]=&quot;&quot;;[.AA32]&lt;[.P32]));[.O32];IF(AND([.AA32]&gt;=[.P32];OR([.R32]=&quot;&quot;;[.AA32]&lt;[.R32]));[.Q32];IF(AND([.AA32]&gt;=[.R32];OR([.T32]=&quot;&quot;;[.AA32]&lt;[.T32]));[.S32];IF(AND([.AA32]&gt;=[.T32];OR([.V32]=&quot;&quot;;[.AA32]&lt;[.V32]));[.U32];IF(AND([.AA32]&gt;=[.V32];OR([.X32]=&quot;&quot;;[.AA32]&lt;[.X32]));[.W32];[.Y32]))))))))" office:value-type="float" office:value="0.36" calcext:value-type="float">
            <text:p>$0.36</text:p>
          </table:table-cell>
          <table:table-cell table:style-name="ce20" table:formula="of:=[.AA32]*[.AB32]" office:value-type="float" office:value="36" calcext:value-type="float">
            <text:p>$36.00</text:p>
          </table:table-cell>
          <table:table-cell table:style-name="ce20" table:formula="of:=[.AC32]/[.$D$1]" office:value-type="float" office:value="0.36" calcext:value-type="float">
            <text:p>$0.36</text:p>
          </table:table-cell>
          <table:table-cell table:number-columns-repeated="3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6" office:value-type="string" calcext:value-type="string">
            <text:p>PIC24FJ128GC006 16-bit microcontroller, 64-TQFP</text:p>
          </table:table-cell>
          <table:table-cell table:style-name="ce6" office:value-type="string" calcext:value-type="string">
            <text:p>PIC24FJ128GC006-I/PT</text:p>
          </table:table-cell>
          <table:table-cell table:style-name="ce6" office:value-type="string" calcext:value-type="string">
            <text:p>PIC24FJ128GC006-I/PT-ND</text:p>
          </table:table-cell>
          <table:table-cell table:style-name="ce10" office:value-type="string" calcext:value-type="string">
            <text:p><text:a xlink:href="https://www.digikey.com/product-detail/en/microchip-technology/PIC24FJ128GC006-I-PT/PIC24FJ128GC006-I-PT-ND/3872796" xlink:type="simple">https://www.digikey.com/product-detail/en/microchip-technology/PIC24FJ128GC006-I-PT/PIC24FJ128GC006-I-PT-ND/3872796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.86" calcext:value-type="float">
            <text:p>$4.86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4.45" calcext:value-type="float">
            <text:p>$4.45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4.03" calcext:value-type="float">
            <text:p>$4.03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3]" office:value-type="float" office:value="1" calcext:value-type="float">
            <text:p>1</text:p>
          </table:table-cell>
          <table:table-cell table:style-name="ce18" table:formula="of:=[.$D$1]*[.Z33]" office:value-type="float" office:value="100" calcext:value-type="float">
            <text:p>100</text:p>
          </table:table-cell>
          <table:table-cell table:style-name="ce20" table:formula="of:=IF(AND([.AA33]&gt;=[.H33];OR([.J33]=&quot;&quot;;[.AA33]&lt;[.J33]));[.I33];IF(AND([.AA33]&gt;=[.J33];OR([.L33]=&quot;&quot;;[.AA33]&lt;[.L33]));[.K33];IF(AND([.AA33]&gt;=[.L33];OR([.N33]=&quot;&quot;;[.AA33]&lt;[.N33]));[.M33];IF(AND([.AA33]&gt;=[.N33];OR([.P33]=&quot;&quot;;[.AA33]&lt;[.P33]));[.O33];IF(AND([.AA33]&gt;=[.P33];OR([.R33]=&quot;&quot;;[.AA33]&lt;[.R33]));[.Q33];IF(AND([.AA33]&gt;=[.R33];OR([.T33]=&quot;&quot;;[.AA33]&lt;[.T33]));[.S33];IF(AND([.AA33]&gt;=[.T33];OR([.V33]=&quot;&quot;;[.AA33]&lt;[.V33]));[.U33];IF(AND([.AA33]&gt;=[.V33];OR([.X33]=&quot;&quot;;[.AA33]&lt;[.X33]));[.W33];[.Y33]))))))))" office:value-type="float" office:value="4.03" calcext:value-type="float">
            <text:p>$4.03</text:p>
          </table:table-cell>
          <table:table-cell table:style-name="ce20" table:formula="of:=[.AA33]*[.AB33]" office:value-type="float" office:value="403" calcext:value-type="float">
            <text:p>$403.00</text:p>
          </table:table-cell>
          <table:table-cell table:style-name="ce20" table:formula="of:=[.AC33]/[.$D$1]" office:value-type="float" office:value="4.03" calcext:value-type="float">
            <text:p>$4.03</text:p>
          </table:table-cell>
          <table:table-cell table:number-columns-repeated="3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6" office:value-type="string" calcext:value-type="string">
            <text:p>MCP1501 ±0.1%, ±20-mA, 2.048-V reference, SOT-23-6</text:p>
          </table:table-cell>
          <table:table-cell table:style-name="ce6" office:value-type="string" calcext:value-type="string">
            <text:p>MCP1501T-20E/CHY</text:p>
          </table:table-cell>
          <table:table-cell table:style-name="ce6" office:value-type="string" calcext:value-type="string">
            <text:p>MCP1501T-20E/CHYCT-ND</text:p>
          </table:table-cell>
          <table:table-cell table:style-name="ce10" office:value-type="string" calcext:value-type="string">
            <text:p><text:a xlink:href="https://www.digikey.com/product-detail/en/microchip-technology/MCP1501T-20E-CHY/MCP1501T-20E-CHYCT-ND/5844629" xlink:type="simple">https://www.digikey.com/product-detail/en/microchip-technology/MCP1501T-20E-CHY/MCP1501T-20E-CHYCT-ND/5844629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76" calcext:value-type="float">
            <text:p>$0.76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0.63" calcext:value-type="float">
            <text:p>$0.63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58" calcext:value-type="float">
            <text:p>$0.58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4]" office:value-type="float" office:value="1" calcext:value-type="float">
            <text:p>1</text:p>
          </table:table-cell>
          <table:table-cell table:style-name="ce18" table:formula="of:=[.$D$1]*[.Z34]" office:value-type="float" office:value="100" calcext:value-type="float">
            <text:p>100</text:p>
          </table:table-cell>
          <table:table-cell table:style-name="ce20" table:formula="of:=IF(AND([.AA34]&gt;=[.H34];OR([.J34]=&quot;&quot;;[.AA34]&lt;[.J34]));[.I34];IF(AND([.AA34]&gt;=[.J34];OR([.L34]=&quot;&quot;;[.AA34]&lt;[.L34]));[.K34];IF(AND([.AA34]&gt;=[.L34];OR([.N34]=&quot;&quot;;[.AA34]&lt;[.N34]));[.M34];IF(AND([.AA34]&gt;=[.N34];OR([.P34]=&quot;&quot;;[.AA34]&lt;[.P34]));[.O34];IF(AND([.AA34]&gt;=[.P34];OR([.R34]=&quot;&quot;;[.AA34]&lt;[.R34]));[.Q34];IF(AND([.AA34]&gt;=[.R34];OR([.T34]=&quot;&quot;;[.AA34]&lt;[.T34]));[.S34];IF(AND([.AA34]&gt;=[.T34];OR([.V34]=&quot;&quot;;[.AA34]&lt;[.V34]));[.U34];IF(AND([.AA34]&gt;=[.V34];OR([.X34]=&quot;&quot;;[.AA34]&lt;[.X34]));[.W34];[.Y34]))))))))" office:value-type="float" office:value="0.58" calcext:value-type="float">
            <text:p>$0.58</text:p>
          </table:table-cell>
          <table:table-cell table:style-name="ce20" table:formula="of:=[.AA34]*[.AB34]" office:value-type="float" office:value="58" calcext:value-type="float">
            <text:p>$58.00</text:p>
          </table:table-cell>
          <table:table-cell table:style-name="ce20" table:formula="of:=[.AC34]/[.$D$1]" office:value-type="float" office:value="0.58" calcext:value-type="float">
            <text:p>$0.58</text:p>
          </table:table-cell>
          <table:table-cell table:number-columns-repeated="3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6" office:value-type="string" calcext:value-type="string">
            <text:p>MCP6021 single op amp, SOT-23-5</text:p>
          </table:table-cell>
          <table:table-cell table:style-name="ce6" office:value-type="string" calcext:value-type="string">
            <text:p>MCP6021T-E/OT</text:p>
          </table:table-cell>
          <table:table-cell table:style-name="ce6" office:value-type="string" calcext:value-type="string">
            <text:p>MCP6021T-E/OTDKR-ND</text:p>
          </table:table-cell>
          <table:table-cell table:style-name="ce10" office:value-type="string" calcext:value-type="string">
            <text:p><text:a xlink:href="https://www.digikey.com/product-detail/en/microchip-technology/MCP6021T-E-OT/MCP6021T-E-OTDKR-ND/1980007" xlink:type="simple">https://www.digikey.com/product-detail/en/microchip-technology/MCP6021T-E-OT/MCP6021T-E-OTDKR-ND/1980007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99" calcext:value-type="float">
            <text:p>$0.99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0.83" calcext:value-type="float">
            <text:p>$0.83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75" calcext:value-type="float">
            <text:p>$0.75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5]" office:value-type="float" office:value="1" calcext:value-type="float">
            <text:p>1</text:p>
          </table:table-cell>
          <table:table-cell table:style-name="ce18" table:formula="of:=[.$D$1]*[.Z35]" office:value-type="float" office:value="100" calcext:value-type="float">
            <text:p>100</text:p>
          </table:table-cell>
          <table:table-cell table:style-name="ce20" table:formula="of:=IF(AND([.AA35]&gt;=[.H35];OR([.J35]=&quot;&quot;;[.AA35]&lt;[.J35]));[.I35];IF(AND([.AA35]&gt;=[.J35];OR([.L35]=&quot;&quot;;[.AA35]&lt;[.L35]));[.K35];IF(AND([.AA35]&gt;=[.L35];OR([.N35]=&quot;&quot;;[.AA35]&lt;[.N35]));[.M35];IF(AND([.AA35]&gt;=[.N35];OR([.P35]=&quot;&quot;;[.AA35]&lt;[.P35]));[.O35];IF(AND([.AA35]&gt;=[.P35];OR([.R35]=&quot;&quot;;[.AA35]&lt;[.R35]));[.Q35];IF(AND([.AA35]&gt;=[.R35];OR([.T35]=&quot;&quot;;[.AA35]&lt;[.T35]));[.S35];IF(AND([.AA35]&gt;=[.T35];OR([.V35]=&quot;&quot;;[.AA35]&lt;[.V35]));[.U35];IF(AND([.AA35]&gt;=[.V35];OR([.X35]=&quot;&quot;;[.AA35]&lt;[.X35]));[.W35];[.Y35]))))))))" office:value-type="float" office:value="0.75" calcext:value-type="float">
            <text:p>$0.75</text:p>
          </table:table-cell>
          <table:table-cell table:style-name="ce20" table:formula="of:=[.AA35]*[.AB35]" office:value-type="float" office:value="75" calcext:value-type="float">
            <text:p>$75.00</text:p>
          </table:table-cell>
          <table:table-cell table:style-name="ce20" table:formula="of:=[.AC35]/[.$D$1]" office:value-type="float" office:value="0.75" calcext:value-type="float">
            <text:p>$0.75</text:p>
          </table:table-cell>
          <table:table-cell table:number-columns-repeated="3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5, U6</text:p>
          </table:table-cell>
          <table:table-cell table:style-name="ce6" office:value-type="string" calcext:value-type="string">
            <text:p>MCP6N11 instrumentation amplifier, 8-SOIC</text:p>
          </table:table-cell>
          <table:table-cell table:style-name="ce6" office:value-type="string" calcext:value-type="string">
            <text:p>MCP6N11-001E/SN</text:p>
          </table:table-cell>
          <table:table-cell table:style-name="ce6" office:value-type="string" calcext:value-type="string">
            <office:annotation draw:style-name="gr1" draw:text-style-name="P2" svg:width="0.0004in" svg:height="22.0063in" svg:x="13.3413in" svg:y="0in" draw:caption-point-x="-0.1602in" draw:caption-point-y="6.2016in">
              <dc:date>2021-07-15T00:00:00</dc:date>
              <text:p text:style-name="P1"><text:span text:style-name="T1">Estimated back in stock at Digikey on 9/18/2020. <text:s/>Ordered 92 from Microchip Direct on 7/24/2020; estimated ship date 7/31/2020 from Thailand.</text:span></text:p>
            </office:annotation>
            <text:p>MCP6N11-001E/SN-ND</text:p>
          </table:table-cell>
          <table:table-cell table:style-name="ce10" office:value-type="string" calcext:value-type="string">
            <text:p><text:a xlink:href="https://www.digikey.com/product-detail/en/microchip-technology/MCP6N11-001E-SN/MCP6N11-001E-SN-ND/2802054" xlink:type="simple">https://www.digikey.com/product-detail/en/microchip-technology/MCP6N11-001E-SN/MCP6N11-001E-SN-ND/2802054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.35" calcext:value-type="float">
            <text:p>$1.35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1.13" calcext:value-type="float">
            <text:p>$1.13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1.02" calcext:value-type="float">
            <text:p>$1.02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6]" office:value-type="float" office:value="2" calcext:value-type="float">
            <text:p>2</text:p>
          </table:table-cell>
          <table:table-cell table:style-name="ce18" table:formula="of:=[.$D$1]*[.Z36]" office:value-type="float" office:value="200" calcext:value-type="float">
            <text:p>200</text:p>
          </table:table-cell>
          <table:table-cell table:style-name="ce20" table:formula="of:=IF(AND([.AA36]&gt;=[.H36];OR([.J36]=&quot;&quot;;[.AA36]&lt;[.J36]));[.I36];IF(AND([.AA36]&gt;=[.J36];OR([.L36]=&quot;&quot;;[.AA36]&lt;[.L36]));[.K36];IF(AND([.AA36]&gt;=[.L36];OR([.N36]=&quot;&quot;;[.AA36]&lt;[.N36]));[.M36];IF(AND([.AA36]&gt;=[.N36];OR([.P36]=&quot;&quot;;[.AA36]&lt;[.P36]));[.O36];IF(AND([.AA36]&gt;=[.P36];OR([.R36]=&quot;&quot;;[.AA36]&lt;[.R36]));[.Q36];IF(AND([.AA36]&gt;=[.R36];OR([.T36]=&quot;&quot;;[.AA36]&lt;[.T36]));[.S36];IF(AND([.AA36]&gt;=[.T36];OR([.V36]=&quot;&quot;;[.AA36]&lt;[.V36]));[.U36];IF(AND([.AA36]&gt;=[.V36];OR([.X36]=&quot;&quot;;[.AA36]&lt;[.X36]));[.W36];[.Y36]))))))))" office:value-type="float" office:value="1.02" calcext:value-type="float">
            <text:p>$1.02</text:p>
          </table:table-cell>
          <table:table-cell table:style-name="ce20" table:formula="of:=[.AA36]*[.AB36]" office:value-type="float" office:value="204" calcext:value-type="float">
            <text:p>$204.00</text:p>
          </table:table-cell>
          <table:table-cell table:style-name="ce20" table:formula="of:=[.AC36]/[.$D$1]" office:value-type="float" office:value="2.04" calcext:value-type="float">
            <text:p>$2.04</text:p>
          </table:table-cell>
          <table:table-cell table:number-columns-repeated="3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7, U13</text:p>
          </table:table-cell>
          <table:table-cell table:style-name="ce6" office:value-type="string" calcext:value-type="string">
            <text:p>MCP6024 quad op amp, 14-TSSOP</text:p>
          </table:table-cell>
          <table:table-cell table:style-name="ce6" office:value-type="string" calcext:value-type="string">
            <text:p>MCP6024-E/ST</text:p>
          </table:table-cell>
          <table:table-cell table:style-name="ce6" office:value-type="string" calcext:value-type="string">
            <text:p>MCP6024-E/ST-ND</text:p>
          </table:table-cell>
          <table:table-cell table:style-name="ce10" office:value-type="string" calcext:value-type="string">
            <text:p><text:a xlink:href="https://www.digikey.com/product-detail/en/microchip-technology/MCP6024-E-ST/MCP6024-E-ST-ND/683231" xlink:type="simple">https://www.digikey.com/product-detail/en/microchip-technology/MCP6024-E-ST/MCP6024-E-ST-ND/683231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.91" calcext:value-type="float">
            <text:p>$1.91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1.59" calcext:value-type="float">
            <text:p>$1.59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1.44" calcext:value-type="float">
            <text:p>$1.44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7]" office:value-type="float" office:value="2" calcext:value-type="float">
            <text:p>2</text:p>
          </table:table-cell>
          <table:table-cell table:style-name="ce18" table:formula="of:=[.$D$1]*[.Z37]" office:value-type="float" office:value="200" calcext:value-type="float">
            <text:p>200</text:p>
          </table:table-cell>
          <table:table-cell table:style-name="ce20" table:formula="of:=IF(AND([.AA37]&gt;=[.H37];OR([.J37]=&quot;&quot;;[.AA37]&lt;[.J37]));[.I37];IF(AND([.AA37]&gt;=[.J37];OR([.L37]=&quot;&quot;;[.AA37]&lt;[.L37]));[.K37];IF(AND([.AA37]&gt;=[.L37];OR([.N37]=&quot;&quot;;[.AA37]&lt;[.N37]));[.M37];IF(AND([.AA37]&gt;=[.N37];OR([.P37]=&quot;&quot;;[.AA37]&lt;[.P37]));[.O37];IF(AND([.AA37]&gt;=[.P37];OR([.R37]=&quot;&quot;;[.AA37]&lt;[.R37]));[.Q37];IF(AND([.AA37]&gt;=[.R37];OR([.T37]=&quot;&quot;;[.AA37]&lt;[.T37]));[.S37];IF(AND([.AA37]&gt;=[.T37];OR([.V37]=&quot;&quot;;[.AA37]&lt;[.V37]));[.U37];IF(AND([.AA37]&gt;=[.V37];OR([.X37]=&quot;&quot;;[.AA37]&lt;[.X37]));[.W37];[.Y37]))))))))" office:value-type="float" office:value="1.44" calcext:value-type="float">
            <text:p>$1.44</text:p>
          </table:table-cell>
          <table:table-cell table:style-name="ce20" table:formula="of:=[.AA37]*[.AB37]" office:value-type="float" office:value="288" calcext:value-type="float">
            <text:p>$288.00</text:p>
          </table:table-cell>
          <table:table-cell table:style-name="ce20" table:formula="of:=[.AC37]/[.$D$1]" office:value-type="float" office:value="2.88" calcext:value-type="float">
            <text:p>$2.88</text:p>
          </table:table-cell>
          <table:table-cell table:number-columns-repeated="3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8, U10</text:p>
          </table:table-cell>
          <table:table-cell table:style-name="ce6" office:value-type="string" calcext:value-type="string">
            <text:p>CD74HC4053 triple 2:1 multiplexer, 16-TSSOP</text:p>
          </table:table-cell>
          <table:table-cell table:style-name="ce6" office:value-type="string" calcext:value-type="string">
            <text:p>CD74HC4053PWR</text:p>
          </table:table-cell>
          <table:table-cell table:style-name="ce6" office:value-type="string" calcext:value-type="string">
            <text:p>296-12111-1-ND</text:p>
          </table:table-cell>
          <table:table-cell table:style-name="ce10" office:value-type="string" calcext:value-type="string">
            <text:p><text:a xlink:href="https://www.digikey.com/product-detail/en/texas-instruments/CD74HC4053PWR/296-12111-1-ND/404448" xlink:type="simple">https://www.digikey.com/product-detail/en/texas-instruments/CD74HC4053PWR/296-12111-1-ND/404448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.46" calcext:value-type="float">
            <text:p>$0.46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0.376" calcext:value-type="float">
            <text:p>$0.38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0.344" calcext:value-type="float">
            <text:p>$0.34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0.256" calcext:value-type="float">
            <text:p>$0.26</text:p>
          </table:table-cell>
          <table:table-cell table:style-name="ce13" office:value-type="float" office:value="250" calcext:value-type="float">
            <text:p>250</text:p>
          </table:table-cell>
          <table:table-cell table:style-name="ce15" office:value-type="float" office:value="0.232" calcext:value-type="float">
            <text:p>$0.23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0.192" calcext:value-type="float">
            <text:p>$0.19</text:p>
          </table:table-cell>
          <table:table-cell table:style-name="ce6" office:value-type="float" office:value="1000" calcext:value-type="float">
            <text:p>1000</text:p>
          </table:table-cell>
          <table:table-cell table:style-name="ce16" office:value-type="float" office:value="0.144" calcext:value-type="float">
            <text:p>$0.14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8]" office:value-type="float" office:value="2" calcext:value-type="float">
            <text:p>2</text:p>
          </table:table-cell>
          <table:table-cell table:style-name="ce18" table:formula="of:=[.$D$1]*[.Z38]" office:value-type="float" office:value="200" calcext:value-type="float">
            <text:p>200</text:p>
          </table:table-cell>
          <table:table-cell table:style-name="ce20" table:formula="of:=IF(AND([.AA38]&gt;=[.H38];OR([.J38]=&quot;&quot;;[.AA38]&lt;[.J38]));[.I38];IF(AND([.AA38]&gt;=[.J38];OR([.L38]=&quot;&quot;;[.AA38]&lt;[.L38]));[.K38];IF(AND([.AA38]&gt;=[.L38];OR([.N38]=&quot;&quot;;[.AA38]&lt;[.N38]));[.M38];IF(AND([.AA38]&gt;=[.N38];OR([.P38]=&quot;&quot;;[.AA38]&lt;[.P38]));[.O38];IF(AND([.AA38]&gt;=[.P38];OR([.R38]=&quot;&quot;;[.AA38]&lt;[.R38]));[.Q38];IF(AND([.AA38]&gt;=[.R38];OR([.T38]=&quot;&quot;;[.AA38]&lt;[.T38]));[.S38];IF(AND([.AA38]&gt;=[.T38];OR([.V38]=&quot;&quot;;[.AA38]&lt;[.V38]));[.U38];IF(AND([.AA38]&gt;=[.V38];OR([.X38]=&quot;&quot;;[.AA38]&lt;[.X38]));[.W38];[.Y38]))))))))" office:value-type="float" office:value="0.256" calcext:value-type="float">
            <text:p>$0.26</text:p>
          </table:table-cell>
          <table:table-cell table:style-name="ce20" table:formula="of:=[.AA38]*[.AB38]" office:value-type="float" office:value="51.2" calcext:value-type="float">
            <text:p>$51.20</text:p>
          </table:table-cell>
          <table:table-cell table:style-name="ce20" table:formula="of:=[.AC38]/[.$D$1]" office:value-type="float" office:value="0.512" calcext:value-type="float">
            <text:p>$0.51</text:p>
          </table:table-cell>
          <table:table-cell table:number-columns-repeated="3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9</text:p>
          </table:table-cell>
          <table:table-cell table:style-name="ce6" office:value-type="string" calcext:value-type="string">
            <text:p>AD9837 DDS waveform generator, 10LFCSP</text:p>
          </table:table-cell>
          <table:table-cell table:style-name="ce6" office:value-type="string" calcext:value-type="string">
            <text:p>AD9837ACPZ-RL7</text:p>
          </table:table-cell>
          <table:table-cell table:style-name="ce6" office:value-type="string" calcext:value-type="string">
            <text:p>AD9837ACPZ-RL7CT-ND</text:p>
          </table:table-cell>
          <table:table-cell table:style-name="ce10" office:value-type="string" calcext:value-type="string">
            <text:p><text:a xlink:href="https://www.digikey.com/product-detail/en/analog-devices-inc/AD9837ACPZ-RL7/AD9837ACPZ-RL7CT-ND/2677455" xlink:type="simple">https://www.digikey.com/product-detail/en/analog-devices-inc/AD9837ACPZ-RL7/AD9837ACPZ-RL7CT-ND/2677455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.37" calcext:value-type="float">
            <text:p>$4.37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3.927" calcext:value-type="float">
            <text:p>$3.93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3.7124" calcext:value-type="float">
            <text:p>$3.71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3.2175" calcext:value-type="float">
            <text:p>$3.22</text:p>
          </table:table-cell>
          <table:table-cell table:style-name="ce6" office:value-type="float" office:value="250" calcext:value-type="float">
            <text:p>250</text:p>
          </table:table-cell>
          <table:table-cell table:style-name="ce16" office:value-type="float" office:value="3.05252" calcext:value-type="float">
            <text:p>$3.05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2.739" calcext:value-type="float">
            <text:p>$2.74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39]" office:value-type="float" office:value="1" calcext:value-type="float">
            <text:p>1</text:p>
          </table:table-cell>
          <table:table-cell table:style-name="ce18" table:formula="of:=[.$D$1]*[.Z39]" office:value-type="float" office:value="100" calcext:value-type="float">
            <text:p>100</text:p>
          </table:table-cell>
          <table:table-cell table:style-name="ce20" table:formula="of:=IF(AND([.AA39]&gt;=[.H39];OR([.J39]=&quot;&quot;;[.AA39]&lt;[.J39]));[.I39];IF(AND([.AA39]&gt;=[.J39];OR([.L39]=&quot;&quot;;[.AA39]&lt;[.L39]));[.K39];IF(AND([.AA39]&gt;=[.L39];OR([.N39]=&quot;&quot;;[.AA39]&lt;[.N39]));[.M39];IF(AND([.AA39]&gt;=[.N39];OR([.P39]=&quot;&quot;;[.AA39]&lt;[.P39]));[.O39];IF(AND([.AA39]&gt;=[.P39];OR([.R39]=&quot;&quot;;[.AA39]&lt;[.R39]));[.Q39];IF(AND([.AA39]&gt;=[.R39];OR([.T39]=&quot;&quot;;[.AA39]&lt;[.T39]));[.S39];IF(AND([.AA39]&gt;=[.T39];OR([.V39]=&quot;&quot;;[.AA39]&lt;[.V39]));[.U39];IF(AND([.AA39]&gt;=[.V39];OR([.X39]=&quot;&quot;;[.AA39]&lt;[.X39]));[.W39];[.Y39]))))))))" office:value-type="float" office:value="3.2175" calcext:value-type="float">
            <text:p>$3.22</text:p>
          </table:table-cell>
          <table:table-cell table:style-name="ce20" table:formula="of:=[.AA39]*[.AB39]" office:value-type="float" office:value="321.75" calcext:value-type="float">
            <text:p>$321.75</text:p>
          </table:table-cell>
          <table:table-cell table:style-name="ce20" table:formula="of:=[.AC39]/[.$D$1]" office:value-type="float" office:value="3.2175" calcext:value-type="float">
            <text:p>$3.22</text:p>
          </table:table-cell>
          <table:table-cell table:number-columns-repeated="3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1</text:p>
          </table:table-cell>
          <table:table-cell table:style-name="ce6" office:value-type="string" calcext:value-type="string">
            <text:p>TLE2426D rail splitter 20V, ±1%, 8-SOIC</text:p>
          </table:table-cell>
          <table:table-cell table:style-name="ce6" office:value-type="string" calcext:value-type="string">
            <text:p>TLE2426IDR</text:p>
          </table:table-cell>
          <table:table-cell table:style-name="ce6" office:value-type="string" calcext:value-type="string">
            <text:p>296-1345-1-ND</text:p>
          </table:table-cell>
          <table:table-cell table:style-name="ce10" office:value-type="string" calcext:value-type="string">
            <text:p><text:a xlink:href="https://www.digikey.com/product-detail/en/texas-instruments/TLE2426IDR/296-1345-1-ND/404963" xlink:type="simple">https://www.digikey.com/product-detail/en/texas-instruments/TLE2426IDR/296-1345-1-ND/404963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2.07" calcext:value-type="float">
            <text:p>$2.07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float" office:value="1.863" calcext:value-type="float">
            <text:p>$1.86</text:p>
          </table:table-cell>
          <table:table-cell table:style-name="ce6" office:value-type="float" office:value="25" calcext:value-type="float">
            <text:p>25</text:p>
          </table:table-cell>
          <table:table-cell table:style-name="ce16" office:value-type="float" office:value="1.7576" calcext:value-type="float">
            <text:p>$1.76</text:p>
          </table:table-cell>
          <table:table-cell table:style-name="ce6" office:value-type="float" office:value="100" calcext:value-type="float">
            <text:p>100</text:p>
          </table:table-cell>
          <table:table-cell table:style-name="ce16" office:value-type="float" office:value="1.406" calcext:value-type="float">
            <text:p>$1.41</text:p>
          </table:table-cell>
          <table:table-cell table:style-name="ce6" office:value-type="float" office:value="250" calcext:value-type="float">
            <text:p>250</text:p>
          </table:table-cell>
          <table:table-cell table:style-name="ce16" office:value-type="float" office:value="1.23024" calcext:value-type="float">
            <text:p>$1.23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1.1951" calcext:value-type="float">
            <text:p>$1.20</text:p>
          </table:table-cell>
          <table:table-cell table:style-name="ce6" office:value-type="float" office:value="1000" calcext:value-type="float">
            <text:p>1000</text:p>
          </table:table-cell>
          <table:table-cell table:style-name="ce16" office:value-type="float" office:value="0.94905" calcext:value-type="float">
            <text:p>$0.95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40]" office:value-type="float" office:value="1" calcext:value-type="float">
            <text:p>1</text:p>
          </table:table-cell>
          <table:table-cell table:style-name="ce18" table:formula="of:=[.$D$1]*[.Z40]" office:value-type="float" office:value="100" calcext:value-type="float">
            <text:p>100</text:p>
          </table:table-cell>
          <table:table-cell table:style-name="ce20" table:formula="of:=IF(AND([.AA40]&gt;=[.H40];OR([.J40]=&quot;&quot;;[.AA40]&lt;[.J40]));[.I40];IF(AND([.AA40]&gt;=[.J40];OR([.L40]=&quot;&quot;;[.AA40]&lt;[.L40]));[.K40];IF(AND([.AA40]&gt;=[.L40];OR([.N40]=&quot;&quot;;[.AA40]&lt;[.N40]));[.M40];IF(AND([.AA40]&gt;=[.N40];OR([.P40]=&quot;&quot;;[.AA40]&lt;[.P40]));[.O40];IF(AND([.AA40]&gt;=[.P40];OR([.R40]=&quot;&quot;;[.AA40]&lt;[.R40]));[.Q40];IF(AND([.AA40]&gt;=[.R40];OR([.T40]=&quot;&quot;;[.AA40]&lt;[.T40]));[.S40];IF(AND([.AA40]&gt;=[.T40];OR([.V40]=&quot;&quot;;[.AA40]&lt;[.V40]));[.U40];IF(AND([.AA40]&gt;=[.V40];OR([.X40]=&quot;&quot;;[.AA40]&lt;[.X40]));[.W40];[.Y40]))))))))" office:value-type="float" office:value="1.406" calcext:value-type="float">
            <text:p>$1.41</text:p>
          </table:table-cell>
          <table:table-cell table:style-name="ce20" table:formula="of:=[.AA40]*[.AB40]" office:value-type="float" office:value="140.6" calcext:value-type="float">
            <text:p>$140.60</text:p>
          </table:table-cell>
          <table:table-cell table:style-name="ce20" table:formula="of:=[.AC40]/[.$D$1]" office:value-type="float" office:value="1.406" calcext:value-type="float">
            <text:p>$1.41</text:p>
          </table:table-cell>
          <table:table-cell table:number-columns-repeated="3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2</text:p>
          </table:table-cell>
          <table:table-cell table:style-name="ce6" office:value-type="string" calcext:value-type="string">
            <text:p>AD5160 5kΩ SPI digital potentiometer, SOT-23-8</text:p>
          </table:table-cell>
          <table:table-cell table:style-name="ce6" office:value-type="string" calcext:value-type="string">
            <text:p>AD5160BRJZ5-RL7</text:p>
          </table:table-cell>
          <table:table-cell table:style-name="ce6" office:value-type="string" calcext:value-type="string">
            <text:p>AD5160BRJZ5-RL7CT-ND</text:p>
          </table:table-cell>
          <table:table-cell table:style-name="ce10" office:value-type="string" calcext:value-type="string">
            <text:p><text:a xlink:href="https://www.digikey.com/product-detail/en/analog-devices-inc/AD5160BRJZ5-RL7/AD5160BRJZ5-RL7CT-ND/1718628" xlink:type="simple">https://www.digikey.com/product-detail/en/analog-devices-inc/AD5160BRJZ5-RL7/AD5160BRJZ5-RL7CT-ND/1718628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.95" calcext:value-type="float">
            <text:p>$1.95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1.749" calcext:value-type="float">
            <text:p>$1.75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float" office:value="1.65" calcext:value-type="float">
            <text:p>$1.65</text:p>
          </table:table-cell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1.32" calcext:value-type="float">
            <text:p>$1.32</text:p>
          </table:table-cell>
          <table:table-cell table:style-name="ce13" office:value-type="float" office:value="250" calcext:value-type="float">
            <text:p>250</text:p>
          </table:table-cell>
          <table:table-cell table:style-name="ce15" office:value-type="float" office:value="1.155" calcext:value-type="float">
            <text:p>$1.16</text:p>
          </table:table-cell>
          <table:table-cell table:style-name="ce6" office:value-type="float" office:value="500" calcext:value-type="float">
            <text:p>500</text:p>
          </table:table-cell>
          <table:table-cell table:style-name="ce16" office:value-type="float" office:value="1.122" calcext:value-type="float">
            <text:p>$1.12</text:p>
          </table:table-cell>
          <table:table-cell table:style-name="ce6" office:value-type="float" office:value="1000" calcext:value-type="float">
            <text:p>1000</text:p>
          </table:table-cell>
          <table:table-cell table:style-name="ce16" office:value-type="float" office:value="0.957" calcext:value-type="float">
            <text:p>$0.96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18" table:formula="of:=[.B41]" office:value-type="float" office:value="1" calcext:value-type="float">
            <text:p>1</text:p>
          </table:table-cell>
          <table:table-cell table:style-name="ce18" table:formula="of:=[.$D$1]*[.Z41]" office:value-type="float" office:value="100" calcext:value-type="float">
            <text:p>100</text:p>
          </table:table-cell>
          <table:table-cell table:style-name="ce20" table:formula="of:=IF(AND([.AA41]&gt;=[.H41];OR([.J41]=&quot;&quot;;[.AA41]&lt;[.J41]));[.I41];IF(AND([.AA41]&gt;=[.J41];OR([.L41]=&quot;&quot;;[.AA41]&lt;[.L41]));[.K41];IF(AND([.AA41]&gt;=[.L41];OR([.N41]=&quot;&quot;;[.AA41]&lt;[.N41]));[.M41];IF(AND([.AA41]&gt;=[.N41];OR([.P41]=&quot;&quot;;[.AA41]&lt;[.P41]));[.O41];IF(AND([.AA41]&gt;=[.P41];OR([.R41]=&quot;&quot;;[.AA41]&lt;[.R41]));[.Q41];IF(AND([.AA41]&gt;=[.R41];OR([.T41]=&quot;&quot;;[.AA41]&lt;[.T41]));[.S41];IF(AND([.AA41]&gt;=[.T41];OR([.V41]=&quot;&quot;;[.AA41]&lt;[.V41]));[.U41];IF(AND([.AA41]&gt;=[.V41];OR([.X41]=&quot;&quot;;[.AA41]&lt;[.X41]));[.W41];[.Y41]))))))))" office:value-type="float" office:value="1.32" calcext:value-type="float">
            <text:p>$1.32</text:p>
          </table:table-cell>
          <table:table-cell table:style-name="ce20" table:formula="of:=[.AA41]*[.AB41]" office:value-type="float" office:value="132" calcext:value-type="float">
            <text:p>$132.00</text:p>
          </table:table-cell>
          <table:table-cell table:style-name="ce20" table:formula="of:=[.AC41]/[.$D$1]" office:value-type="float" office:value="1.32" calcext:value-type="float">
            <text:p>$1.32</text:p>
          </table:table-cell>
          <table:table-cell table:number-columns-repeated="34"/>
        </table:table-row>
        <table:table-row table:style-name="ro1">
          <table:table-cell table:style-name="ce3" table:number-columns-repeated="25"/>
          <table:table-cell table:number-columns-repeated="39"/>
        </table:table-row>
        <table:table-row table:style-name="ro1">
          <table:table-cell table:style-name="ce2" table:number-columns-repeated="3"/>
          <table:table-cell table:style-name="ce6" table:number-columns-repeated="3"/>
          <table:table-cell table:style-name="ce12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number-columns-repeated="2"/>
          <table:table-cell table:style-name="ce18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" table:number-columns-repeated="3"/>
          <table:table-cell table:style-name="ce6" table:number-columns-repeated="3"/>
          <table:table-cell table:style-name="ce12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6"/>
          <table:table-cell table:style-name="ce6"/>
          <table:table-cell table:style-name="ce16"/>
          <table:table-cell table:style-name="ce6"/>
          <table:table-cell table:style-name="ce16"/>
          <table:table-cell table:style-name="ce2"/>
          <table:table-cell table:style-name="ce17"/>
          <table:table-cell table:style-name="ce2"/>
          <table:table-cell table:style-name="ce17"/>
          <table:table-cell table:number-columns-repeated="2"/>
          <table:table-cell table:style-name="ce18"/>
          <table:table-cell table:number-columns-repeated="36"/>
        </table:table-row>
        <table:table-row table:style-name="ro1" table:number-rows-repeated="956">
          <table:table-cell table:style-name="ce3" table:number-columns-repeated="25"/>
          <table:table-cell table:number-columns-repeated="39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text>$</number:text>
      <number:number number:decimal-places="2" number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8:13:45.229970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scope" style:display-name="PageStyle_oscop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5.2$MacOSX_X86_64 LibreOffice_project/64390860c6cd0aca4beafafcfd84613dd9dfb63a</meta:generator>
    <dc:date>2021-07-15T18:15:06.530971840</dc:date>
    <meta:editing-duration>PT1M23S</meta:editing-duration>
    <meta:editing-cycles>1</meta:editing-cycles>
    <meta:document-statistic meta:table-count="1" meta:cell-count="895" meta:object-count="0"/>
  </office:meta>
</office:document-meta>
</file>